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,Bold" svg:font-family="'B Nazanin,Bold'"/>
    <style:font-face style:name="Calibri" svg:font-family="Calibri"/>
    <style:font-face style:name="Calibri,Bold" svg:font-family="'Calibri,Bold'"/>
    <style:font-face style:name="Menlo" svg:font-family="Menlo"/>
    <style:font-face style:name="Tahoma2" svg:font-family="Tahoma" style:font-family-generic="swiss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Menlo1" svg:font-family="Menlo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306cm" table:align="margins" style:writing-mode="rl-tb"/>
    </style:style>
    <style:style style:name="Table1.A" style:family="table-column">
      <style:table-column-properties style:column-width="4.692cm" style:rel-column-width="16797*"/>
    </style:style>
    <style:style style:name="Table1.B" style:family="table-column">
      <style:table-column-properties style:column-width="4.304cm" style:rel-column-width="15408*"/>
    </style:style>
    <style:style style:name="Table1.C" style:family="table-column">
      <style:table-column-properties style:column-width="9.31cm" style:rel-column-width="33330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#afd095" fo:padding="0.097cm" fo:border="none">
        <style:background-image/>
      </style:table-cell-properties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6" style:family="table">
      <style:table-properties style:width="18.306cm" table:align="margins" style:writing-mode="rl-tb"/>
    </style:style>
    <style:style style:name="Table6.A" style:family="table-column">
      <style:table-column-properties style:column-width="4.694cm" style:rel-column-width="16803*"/>
    </style:style>
    <style:style style:name="Table6.B" style:family="table-column">
      <style:table-column-properties style:column-width="4.011cm" style:rel-column-width="14359*"/>
    </style:style>
    <style:style style:name="Table6.C" style:family="table-column">
      <style:table-column-properties style:column-width="9.601cm" style:rel-column-width="34373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6.A2" style:family="table-cell">
      <style:table-cell-properties fo:background-color="#afd095" fo:padding="0.097cm" fo:border="none">
        <style:background-image/>
      </style:table-cell-properties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="none"/>
    </style:style>
    <style:style style:name="Table6.A5" style:family="table-cell">
      <style:table-cell-properties fo:padding="0.097cm" fo:border="none"/>
    </style:style>
    <style:style style:name="Table6.B5" style:family="table-cell">
      <style:table-cell-properties fo:padding="0.097cm" fo:border="none"/>
    </style:style>
    <style:style style:name="Table6.C5" style:family="table-cell">
      <style:table-cell-properties fo:padding="0.097cm" fo:border="none"/>
    </style:style>
    <style:style style:name="Table7" style:family="table">
      <style:table-properties style:width="18.306cm" table:align="margins" style:writing-mode="rl-tb"/>
    </style:style>
    <style:style style:name="Table7.A" style:family="table-column">
      <style:table-column-properties style:column-width="4.692cm" style:rel-column-width="16797*"/>
    </style:style>
    <style:style style:name="Table7.B" style:family="table-column">
      <style:table-column-properties style:column-width="4.304cm" style:rel-column-width="15408*"/>
    </style:style>
    <style:style style:name="Table7.C" style:family="table-column">
      <style:table-column-properties style:column-width="9.31cm" style:rel-column-width="33330*"/>
    </style:style>
    <style:style style:name="Table7.A1" style:family="table-cell">
      <style:table-cell-properties fo:background-color="transparent" fo:padding="0.097cm" fo:border="none">
        <style:background-image/>
      </style:table-cell-properties>
    </style:style>
    <style:style style:name="Table7.A2" style:family="table-cell">
      <style:table-cell-properties fo:background-color="#afd095" fo:padding="0.097cm" fo:border="none">
        <style:background-image/>
      </style:table-cell-properties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="none"/>
    </style:style>
    <style:style style:name="Table8" style:family="table">
      <style:table-properties style:width="18.306cm" table:align="margins" style:writing-mode="rl-tb"/>
    </style:style>
    <style:style style:name="Table8.A" style:family="table-column">
      <style:table-column-properties style:column-width="4.692cm" style:rel-column-width="16797*"/>
    </style:style>
    <style:style style:name="Table8.B" style:family="table-column">
      <style:table-column-properties style:column-width="4.304cm" style:rel-column-width="15408*"/>
    </style:style>
    <style:style style:name="Table8.C" style:family="table-column">
      <style:table-column-properties style:column-width="9.31cm" style:rel-column-width="33330*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A2" style:family="table-cell">
      <style:table-cell-properties fo:background-color="#afd095" fo:padding="0.097cm" fo:border="none">
        <style:background-image/>
      </style:table-cell-properties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C3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C5" style:family="table-cell">
      <style:table-cell-properties fo:padding="0.097cm" fo:border="none"/>
    </style:style>
    <style:style style:name="Table9" style:family="table">
      <style:table-properties style:width="18.306cm" table:align="margins" style:writing-mode="rl-tb"/>
    </style:style>
    <style:style style:name="Table9.A" style:family="table-column">
      <style:table-column-properties style:column-width="4.692cm" style:rel-column-width="16797*"/>
    </style:style>
    <style:style style:name="Table9.B" style:family="table-column">
      <style:table-column-properties style:column-width="4.304cm" style:rel-column-width="15408*"/>
    </style:style>
    <style:style style:name="Table9.C" style:family="table-column">
      <style:table-column-properties style:column-width="9.31cm" style:rel-column-width="33330*"/>
    </style:style>
    <style:style style:name="Table9.A1" style:family="table-cell">
      <style:table-cell-properties fo:background-color="transparent" fo:padding="0.097cm" fo:border="none">
        <style:background-image/>
      </style:table-cell-properties>
    </style:style>
    <style:style style:name="Table9.A2" style:family="table-cell">
      <style:table-cell-properties fo:background-color="#afd095" fo:padding="0.097cm" fo:border="none">
        <style:background-image/>
      </style:table-cell-properties>
    </style:style>
    <style:style style:name="Table11" style:family="table">
      <style:table-properties style:width="18.306cm" table:align="margins" style:writing-mode="rl-tb"/>
    </style:style>
    <style:style style:name="Table11.A" style:family="table-column">
      <style:table-column-properties style:column-width="4.692cm" style:rel-column-width="16797*"/>
    </style:style>
    <style:style style:name="Table11.B" style:family="table-column">
      <style:table-column-properties style:column-width="4.304cm" style:rel-column-width="15408*"/>
    </style:style>
    <style:style style:name="Table11.C" style:family="table-column">
      <style:table-column-properties style:column-width="9.31cm" style:rel-column-width="33330*"/>
    </style:style>
    <style:style style:name="Table11.A1" style:family="table-cell">
      <style:table-cell-properties fo:background-color="transparent" fo:padding="0.097cm" fo:border="none">
        <style:background-image/>
      </style:table-cell-properties>
    </style:style>
    <style:style style:name="Table11.A2" style:family="table-cell">
      <style:table-cell-properties fo:background-color="#afd095" fo:padding="0.097cm" fo:border="none">
        <style:background-image/>
      </style:table-cell-properties>
    </style:style>
    <style:style style:name="Table12" style:family="table">
      <style:table-properties style:width="18.306cm" table:align="margins" style:writing-mode="rl-tb"/>
    </style:style>
    <style:style style:name="Table12.A" style:family="table-column">
      <style:table-column-properties style:column-width="4.692cm" style:rel-column-width="16797*"/>
    </style:style>
    <style:style style:name="Table12.B" style:family="table-column">
      <style:table-column-properties style:column-width="4.304cm" style:rel-column-width="15408*"/>
    </style:style>
    <style:style style:name="Table12.C" style:family="table-column">
      <style:table-column-properties style:column-width="9.31cm" style:rel-column-width="33330*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Table12.A2" style:family="table-cell">
      <style:table-cell-properties fo:background-color="#afd095" fo:padding="0.097cm" fo:border="none">
        <style:background-image/>
      </style:table-cell-properties>
    </style:style>
    <style:style style:name="Table13" style:family="table">
      <style:table-properties style:width="18.306cm" table:align="margins" style:writing-mode="rl-tb"/>
    </style:style>
    <style:style style:name="Table13.A" style:family="table-column">
      <style:table-column-properties style:column-width="4.692cm" style:rel-column-width="16797*"/>
    </style:style>
    <style:style style:name="Table13.B" style:family="table-column">
      <style:table-column-properties style:column-width="4.304cm" style:rel-column-width="15408*"/>
    </style:style>
    <style:style style:name="Table13.C" style:family="table-column">
      <style:table-column-properties style:column-width="9.31cm" style:rel-column-width="33330*"/>
    </style:style>
    <style:style style:name="Table13.A1" style:family="table-cell">
      <style:table-cell-properties fo:background-color="transparent" fo:padding="0.097cm" fo:border="none">
        <style:background-image/>
      </style:table-cell-properties>
    </style:style>
    <style:style style:name="Table13.A2" style:family="table-cell">
      <style:table-cell-properties fo:background-color="#afd095" fo:padding="0.097cm" fo:border="none">
        <style:background-image/>
      </style:table-cell-properties>
    </style:style>
    <style:style style:name="Table13.A3" style:family="table-cell">
      <style:table-cell-properties fo:padding="0.097cm" fo:border="none"/>
    </style:style>
    <style:style style:name="Table13.B3" style:family="table-cell">
      <style:table-cell-properties fo:padding="0.097cm" fo:border="none"/>
    </style:style>
    <style:style style:name="Table13.C3" style:family="table-cell">
      <style:table-cell-properties fo:padding="0.097cm" fo:border="none"/>
    </style:style>
    <style:style style:name="Table13.A5" style:family="table-cell">
      <style:table-cell-properties fo:padding="0.097cm" fo:border="none"/>
    </style:style>
    <style:style style:name="Table13.B5" style:family="table-cell">
      <style:table-cell-properties fo:padding="0.097cm" fo:border="none"/>
    </style:style>
    <style:style style:name="Table13.C5" style:family="table-cell">
      <style:table-cell-properties fo:padding="0.097cm" fo:border="none"/>
    </style:style>
    <style:style style:name="Table14" style:family="table">
      <style:table-properties style:width="18.306cm" table:align="margins" style:writing-mode="rl-tb"/>
    </style:style>
    <style:style style:name="Table14.A" style:family="table-column">
      <style:table-column-properties style:column-width="4.692cm" style:rel-column-width="16797*"/>
    </style:style>
    <style:style style:name="Table14.B" style:family="table-column">
      <style:table-column-properties style:column-width="4.304cm" style:rel-column-width="15408*"/>
    </style:style>
    <style:style style:name="Table14.C" style:family="table-column">
      <style:table-column-properties style:column-width="9.31cm" style:rel-column-width="33330*"/>
    </style:style>
    <style:style style:name="Table14.A1" style:family="table-cell">
      <style:table-cell-properties fo:background-color="transparent" fo:padding="0.097cm" fo:border="none">
        <style:background-image/>
      </style:table-cell-properties>
    </style:style>
    <style:style style:name="Table14.A2" style:family="table-cell">
      <style:table-cell-properties fo:background-color="#afd095" fo:padding="0.097cm" fo:border="none">
        <style:background-image/>
      </style:table-cell-properties>
    </style:style>
    <style:style style:name="Table10" style:family="table">
      <style:table-properties style:width="18.306cm" table:align="margins" style:writing-mode="rl-tb"/>
    </style:style>
    <style:style style:name="Table10.A" style:family="table-column">
      <style:table-column-properties style:column-width="4.306cm" style:rel-column-width="15414*"/>
    </style:style>
    <style:style style:name="Table10.B" style:family="table-column">
      <style:table-column-properties style:column-width="2.406cm" style:rel-column-width="8613*"/>
    </style:style>
    <style:style style:name="Table10.C" style:family="table-column">
      <style:table-column-properties style:column-width="11.594cm" style:rel-column-width="4150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200%" fo:text-align="center" style:justify-single-word="false" style:writing-mode="rl-tb"/>
      <style:text-properties style:font-name="B Nazanin" fo:font-size="16pt" fo:font-weight="bold" style:font-size-asian="16pt" style:font-weight-asian="bold" style:font-name-complex="B Nazanin" style:font-size-complex="16pt" style:font-weight-complex="bold"/>
    </style:style>
    <style:style style:name="P2" style:family="paragraph" style:parent-style-name="Standard">
      <style:paragraph-properties fo:line-height="200%" fo:text-align="center" style:justify-single-word="false" style:writing-mode="rl-tb"/>
      <style:text-properties style:font-name="B Nazanin" fo:font-size="16pt" fo:font-weight="bold" officeooo:paragraph-rsid="004b8629" style:font-size-asian="16pt" style:font-weight-asian="bold" style:font-name-complex="B Nazanin" style:font-size-complex="16pt" style:font-weight-complex="bold"/>
    </style:style>
    <style:style style:name="P3" style:family="paragraph" style:parent-style-name="Standard">
      <style:paragraph-properties fo:line-height="200%" fo:text-align="justify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4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2a4605" style:font-size-asian="13pt" style:font-name-complex="B Nazanin" style:font-size-complex="13pt"/>
    </style:style>
    <style:style style:name="P5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6e756d" style:font-size-asian="13pt" style:font-name-complex="B Nazanin" style:font-size-complex="13pt"/>
    </style:style>
    <style:style style:name="P6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75bda4" style:font-size-asian="13pt" style:font-name-complex="B Nazanin" style:font-size-complex="13pt"/>
    </style:style>
    <style:style style:name="P7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98c191" style:font-size-asian="13pt" style:font-name-complex="B Nazanin" style:font-size-complex="13pt"/>
    </style:style>
    <style:style style:name="P8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93dc1f" style:font-size-asian="13pt" style:font-name-complex="B Nazanin" style:font-size-complex="13pt"/>
    </style:style>
    <style:style style:name="P9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3603a7" style:font-size-asian="13pt" style:font-name-complex="B Nazanin" style:font-size-complex="13pt"/>
    </style:style>
    <style:style style:name="P10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9f51b7" style:font-size-asian="13pt" style:font-name-complex="B Nazanin" style:font-size-complex="13pt"/>
    </style:style>
    <style:style style:name="P11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a96b32" style:font-size-asian="13pt" style:font-name-complex="B Nazanin" style:font-size-complex="13pt"/>
    </style:style>
    <style:style style:name="P12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rsid="001c4019" officeooo:paragraph-rsid="001c4019" style:font-size-asian="13pt" style:font-name-complex="B Nazanin" style:font-size-complex="13pt"/>
    </style:style>
    <style:style style:name="P13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6e756d"/>
    </style:style>
    <style:style style:name="P14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6f515e"/>
    </style:style>
    <style:style style:name="P15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style:text-underline-style="solid" style:text-underline-width="auto" style:text-underline-color="font-color" fo:font-weight="bold" officeooo:paragraph-rsid="006e756d" style:font-size-asian="13pt" style:font-weight-asian="bold" style:font-name-complex="B Nazanin" style:font-size-complex="13pt" style:font-weight-complex="bold"/>
    </style:style>
    <style:style style:name="P16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8689b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95d4c9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75bda4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af3bbd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7f76f4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b1bea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6091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style:writing-mode="rl-tb"/>
      <style:text-properties fo:color="#000000" style:font-name="Tahoma" fo:font-size="10pt" fo:font-style="normal" fo:font-weight="normal" fo:background-color="transparent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 style:writing-mode="rl-tb"/>
      <style:text-properties officeooo:paragraph-rsid="002c7ecf"/>
    </style:style>
    <style:style style:name="P25" style:family="paragraph" style:parent-style-name="Standard">
      <style:paragraph-properties fo:text-align="end" style:justify-single-word="false" style:writing-mode="rl-tb"/>
      <style:text-properties officeooo:paragraph-rsid="008689b1"/>
    </style:style>
    <style:style style:name="P26" style:family="paragraph" style:parent-style-name="Standard">
      <style:paragraph-properties fo:text-align="end" style:justify-single-word="false" style:writing-mode="rl-tb"/>
      <style:text-properties officeooo:paragraph-rsid="0093dc1f"/>
    </style:style>
    <style:style style:name="P27" style:family="paragraph" style:parent-style-name="Standard">
      <style:paragraph-properties fo:text-align="end" style:justify-single-word="false" style:writing-mode="rl-tb"/>
      <style:text-properties officeooo:paragraph-rsid="0095d4c9"/>
    </style:style>
    <style:style style:name="P28" style:family="paragraph" style:parent-style-name="Standard">
      <style:paragraph-properties fo:text-align="end" style:justify-single-word="false" style:writing-mode="rl-tb"/>
      <style:text-properties officeooo:paragraph-rsid="00a12a49" style:font-name-complex="B Nazanin,Bold" style:font-size-complex="14pt"/>
    </style:style>
    <style:style style:name="P29" style:family="paragraph" style:parent-style-name="Text_20_body">
      <style:paragraph-properties fo:text-align="center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30" style:family="paragraph" style:parent-style-name="Text_20_body">
      <style:paragraph-properties fo:text-align="center" style:justify-single-word="false" style:writing-mode="rl-tb"/>
      <style:text-properties style:font-name="B Nazanin" fo:font-size="13pt" style:font-size-asian="13pt" style:font-name-complex="B Nazanin,Bold" style:font-size-complex="14pt"/>
    </style:style>
    <style:style style:name="P31" style:family="paragraph" style:parent-style-name="Text_20_body">
      <style:paragraph-properties fo:text-align="center" style:justify-single-word="false" style:writing-mode="rl-tb"/>
      <style:text-properties style:font-name="B Nazanin" fo:font-size="13pt" officeooo:paragraph-rsid="008bfafe" style:font-size-asian="13pt" style:font-name-complex="B Nazanin,Bold" style:font-size-complex="14pt"/>
    </style:style>
    <style:style style:name="P32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6e756d" style:font-size-asian="13pt" style:font-name-complex="B Nazanin,Bold" style:font-size-complex="14pt"/>
    </style:style>
    <style:style style:name="P33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911dcc" style:font-size-asian="13pt" style:font-name-complex="B Nazanin,Bold" style:font-size-complex="16pt"/>
    </style:style>
    <style:style style:name="P34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979725" style:font-size-asian="13pt" style:font-name-complex="B Nazanin,Bold" style:font-size-complex="16pt"/>
    </style:style>
    <style:style style:name="P35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b1bea1" style:font-size-asian="13pt" style:font-name-complex="B Nazanin,Bold" style:font-size-complex="16pt"/>
    </style:style>
    <style:style style:name="P36" style:family="paragraph" style:parent-style-name="Text_20_body">
      <style:paragraph-properties fo:text-align="center" style:justify-single-word="false" style:writing-mode="rl-tb"/>
      <style:text-properties officeooo:paragraph-rsid="0075bda4" style:font-name-complex="B Nazanin,Bold" style:font-size-complex="12pt"/>
    </style:style>
    <style:style style:name="P37" style:family="paragraph" style:parent-style-name="Text_20_body">
      <style:paragraph-properties fo:text-align="center" style:justify-single-word="false" style:writing-mode="rl-tb"/>
      <style:text-properties officeooo:paragraph-rsid="007a36be" style:font-name-complex="B Nazanin,Bold" style:font-size-complex="12pt"/>
    </style:style>
    <style:style style:name="P38" style:family="paragraph" style:parent-style-name="Text_20_body">
      <style:paragraph-properties fo:text-align="center" style:justify-single-word="false" style:writing-mode="rl-tb"/>
      <style:text-properties officeooo:paragraph-rsid="007c2b72" style:font-name-complex="B Nazanin,Bold" style:font-size-complex="12pt"/>
    </style:style>
    <style:style style:name="P39" style:family="paragraph" style:parent-style-name="Text_20_body">
      <style:paragraph-properties fo:text-align="center" style:justify-single-word="false" style:writing-mode="rl-tb"/>
      <style:text-properties officeooo:paragraph-rsid="007f76f4" style:font-name-complex="B Nazanin,Bold" style:font-size-complex="12pt"/>
    </style:style>
    <style:style style:name="P40" style:family="paragraph" style:parent-style-name="Text_20_body">
      <style:paragraph-properties fo:text-align="center" style:justify-single-word="false" style:writing-mode="rl-tb"/>
      <style:text-properties officeooo:paragraph-rsid="008689b1" style:font-name-complex="B Nazanin,Bold" style:font-size-complex="12pt"/>
    </style:style>
    <style:style style:name="P41" style:family="paragraph" style:parent-style-name="Text_20_body">
      <style:paragraph-properties fo:text-align="center" style:justify-single-word="false" style:writing-mode="rl-tb"/>
      <style:text-properties officeooo:paragraph-rsid="0093dc1f" style:font-name-complex="B Nazanin,Bold" style:font-size-complex="12pt"/>
    </style:style>
    <style:style style:name="P42" style:family="paragraph" style:parent-style-name="Text_20_body">
      <style:paragraph-properties fo:text-align="center" style:justify-single-word="false" style:writing-mode="rl-tb"/>
      <style:text-properties officeooo:paragraph-rsid="00945345" style:font-name-complex="B Nazanin,Bold" style:font-size-complex="12pt"/>
    </style:style>
    <style:style style:name="P43" style:family="paragraph" style:parent-style-name="Text_20_body">
      <style:paragraph-properties fo:text-align="center" style:justify-single-word="false" style:writing-mode="rl-tb"/>
      <style:text-properties officeooo:paragraph-rsid="0095d4c9" style:font-name-complex="B Nazanin,Bold" style:font-size-complex="12pt"/>
    </style:style>
    <style:style style:name="P44" style:family="paragraph" style:parent-style-name="Text_20_body">
      <style:paragraph-properties fo:text-align="center" style:justify-single-word="false" style:writing-mode="rl-tb"/>
      <style:text-properties officeooo:paragraph-rsid="00a12a49" style:font-name-complex="B Nazanin,Bold" style:font-size-complex="12pt"/>
    </style:style>
    <style:style style:name="P45" style:family="paragraph" style:parent-style-name="Text_20_body">
      <style:paragraph-properties fo:text-align="end" style:justify-single-word="false" style:writing-mode="rl-tb"/>
      <style:text-properties style:font-name-complex="B Nazanin,Bold" style:font-size-complex="14pt"/>
    </style:style>
    <style:style style:name="P46" style:family="paragraph" style:parent-style-name="Text_20_body">
      <style:paragraph-properties fo:text-align="center" style:justify-single-word="false" style:writing-mode="rl-tb"/>
      <style:text-properties style:font-name-complex="B Nazanin,Bold" style:font-size-complex="14pt"/>
    </style:style>
    <style:style style:name="P47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6e756d" style:font-size-asian="13pt" style:font-name-complex="B Nazanin,Bold" style:font-size-complex="16pt"/>
    </style:style>
    <style:style style:name="P48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7f026f" style:font-size-asian="13pt" style:font-name-complex="B Nazanin,Bold" style:font-size-complex="16pt"/>
    </style:style>
    <style:style style:name="P49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911dcc" style:font-size-asian="13pt" style:font-name-complex="B Nazanin,Bold" style:font-size-complex="16pt"/>
    </style:style>
    <style:style style:name="P50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790887" style:font-size-asian="13pt" style:font-name-complex="B Nazanin,Bold" style:font-size-complex="14pt"/>
    </style:style>
    <style:style style:name="P51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7ca9a9" style:font-size-asian="13pt" style:font-name-complex="B Nazanin,Bold" style:font-size-complex="14pt"/>
    </style:style>
    <style:style style:name="P52" style:family="paragraph" style:parent-style-name="Text_20_body">
      <style:paragraph-properties fo:text-align="end" style:justify-single-word="false" style:writing-mode="rl-tb"/>
      <style:text-properties fo:color="#2d72b5" officeooo:paragraph-rsid="0075bda4" style:font-name-complex="B Nazanin,Bold" style:font-size-complex="14pt"/>
    </style:style>
    <style:style style:name="P53" style:family="paragraph" style:parent-style-name="Text_20_body">
      <style:paragraph-properties fo:text-align="center" style:justify-single-word="false" style:writing-mode="rl-tb"/>
      <style:text-properties officeooo:paragraph-rsid="0078a7e8"/>
    </style:style>
    <style:style style:name="P54" style:family="paragraph" style:parent-style-name="Text_20_body">
      <style:paragraph-properties fo:text-align="center" style:justify-single-word="false" style:writing-mode="rl-tb"/>
      <style:text-properties style:font-name="Calibri,Bold" fo:font-size="12pt" officeooo:rsid="0078a7e8" officeooo:paragraph-rsid="008587e1" style:font-name-complex="B Nazanin,Bold" style:font-size-complex="12pt"/>
    </style:style>
    <style:style style:name="P55" style:family="paragraph" style:parent-style-name="Text_20_body">
      <style:paragraph-properties fo:text-align="center" style:justify-single-word="false" style:writing-mode="rl-tb"/>
      <style:text-properties style:font-name="Calibri,Bold" fo:font-size="12pt" officeooo:rsid="0078a7e8" officeooo:paragraph-rsid="00945345" fo:background-color="transparent" style:font-name-complex="B Nazanin,Bold" style:font-size-complex="12pt"/>
    </style:style>
    <style:style style:name="P56" style:family="paragraph" style:parent-style-name="Text_20_body">
      <style:paragraph-properties fo:text-align="center" style:justify-single-word="false" style:writing-mode="rl-tb"/>
      <style:text-properties style:font-name="Calibri,Bold" fo:font-size="12pt" officeooo:rsid="0078a7e8" officeooo:paragraph-rsid="0095d4c9" fo:background-color="transparent" style:font-name-complex="B Nazanin,Bold" style:font-size-complex="12pt"/>
    </style:style>
    <style:style style:name="P57" style:family="paragraph" style:parent-style-name="Table_20_Contents">
      <style:paragraph-properties fo:text-align="center" style:justify-single-word="false" style:writing-mode="rl-tb"/>
      <style:text-properties officeooo:paragraph-rsid="0075bda4"/>
    </style:style>
    <style:style style:name="P58" style:family="paragraph" style:parent-style-name="Table_20_Contents">
      <style:paragraph-properties fo:text-align="center" style:justify-single-word="false" style:writing-mode="rl-tb"/>
      <style:text-properties officeooo:paragraph-rsid="007a36be"/>
    </style:style>
    <style:style style:name="P59" style:family="paragraph" style:parent-style-name="Table_20_Contents">
      <style:paragraph-properties fo:text-align="center" style:justify-single-word="false" style:writing-mode="rl-tb"/>
      <style:text-properties officeooo:paragraph-rsid="007f76f4"/>
    </style:style>
    <style:style style:name="P60" style:family="paragraph" style:parent-style-name="Table_20_Contents">
      <style:paragraph-properties fo:text-align="center" style:justify-single-word="false" style:writing-mode="rl-tb"/>
      <style:text-properties officeooo:paragraph-rsid="008689b1"/>
    </style:style>
    <style:style style:name="P61" style:family="paragraph" style:parent-style-name="Table_20_Contents">
      <style:paragraph-properties fo:text-align="center" style:justify-single-word="false" style:writing-mode="rl-tb"/>
      <style:text-properties officeooo:paragraph-rsid="0093dc1f"/>
    </style:style>
    <style:style style:name="P62" style:family="paragraph" style:parent-style-name="Table_20_Contents">
      <style:paragraph-properties fo:text-align="center" style:justify-single-word="false" style:writing-mode="rl-tb"/>
      <style:text-properties officeooo:paragraph-rsid="00945345"/>
    </style:style>
    <style:style style:name="P63" style:family="paragraph" style:parent-style-name="Table_20_Contents">
      <style:paragraph-properties fo:text-align="center" style:justify-single-word="false" style:writing-mode="rl-tb"/>
      <style:text-properties officeooo:paragraph-rsid="0095d4c9"/>
    </style:style>
    <style:style style:name="P64" style:family="paragraph" style:parent-style-name="Table_20_Contents">
      <style:paragraph-properties fo:text-align="center" style:justify-single-word="false" style:writing-mode="rl-tb"/>
      <style:text-properties officeooo:paragraph-rsid="00a12a49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font-name="B Nazanin" fo:font-size="13pt" officeooo:rsid="008c210f" officeooo:paragraph-rsid="008c210f" style:font-size-asian="13pt" style:font-name-complex="B Nazanin" style:font-size-complex="13pt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font-name="B Nazanin" fo:font-size="13pt" officeooo:rsid="00911dcc" officeooo:paragraph-rsid="008c210f" style:font-size-asian="13pt" style:font-name-complex="B Nazanin" style:font-size-complex="13pt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font-name="B Nazanin" fo:font-size="13pt" officeooo:rsid="00919f8e" officeooo:paragraph-rsid="00919f8e" style:font-size-asian="13pt" style:font-name-complex="B Nazanin" style:font-size-complex="13pt"/>
    </style:style>
    <style:style style:name="P69" style:family="paragraph" style:parent-style-name="Footer">
      <style:text-properties fo:background-color="#81d41a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style:writing-mode="lr-tb"/>
      <style:text-properties style:font-name="B Nazanin" fo:font-size="13pt" style:font-size-asian="13pt" style:font-name-complex="B Nazanin" style:font-size-complex="13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50%" fo:text-align="justify" style:justify-single-word="false" fo:background-color="#ffffff" style:writing-mode="lr-tb"/>
      <style:text-properties fo:color="#000000" style:font-name="Menlo" fo:font-size="9pt" officeooo:paragraph-rsid="00c08b20" style:font-size-asian="13pt" style:font-name-complex="B Nazanin" style:font-size-complex="13pt"/>
    </style:style>
    <style:style style:name="P72" style:family="paragraph" style:parent-style-name="Standard">
      <loext:graphic-properties draw:fill="solid" draw:fill-color="#ffffff" draw:opacity="100%"/>
      <style:paragraph-properties fo:margin-top="0cm" fo:margin-bottom="0.499cm" loext:contextual-spacing="false" fo:line-height="150%" fo:text-align="justify" style:justify-single-word="false" fo:background-color="#ffffff" style:writing-mode="rl-tb"/>
      <style:text-properties fo:color="#000000" style:font-name="Menlo" fo:font-size="9pt" officeooo:paragraph-rsid="00c08b20" style:font-size-asian="13pt" style:font-name-complex="B Nazanin" style:font-size-complex="13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75" style:family="paragraph" style:parent-style-name="Preformatted_20_Text">
      <style:paragraph-properties fo:line-height="150%" fo:text-align="start" style:justify-single-word="false" style:writing-mode="lr-tb"/>
      <style:text-properties fo:color="#000000" style:font-name="B Nazanin" fo:font-size="13pt" style:font-size-asian="13pt" style:font-name-complex="B Nazanin" style:font-size-complex="13pt"/>
    </style:style>
    <style:style style:name="P76" style:family="paragraph" style:parent-style-name="Preformatted_20_Text">
      <style:paragraph-properties fo:line-height="150%" fo:text-align="justify" style:justify-single-word="false" style:writing-mode="lr-tb"/>
      <style:text-properties fo:color="#000000" style:font-name="Menlo" fo:font-size="9pt" officeooo:paragraph-rsid="006e756d" style:font-size-asian="13pt" style:font-name-complex="B Nazanin" style:font-size-complex="13pt"/>
    </style:style>
    <style:style style:name="P77" style:family="paragraph" style:parent-style-name="Preformatted_20_Text">
      <style:paragraph-properties fo:line-height="150%" fo:text-align="justify" style:justify-single-word="false" style:writing-mode="lr-tb"/>
      <style:text-properties fo:color="#000000" style:font-name="Menlo" fo:font-size="9pt" officeooo:paragraph-rsid="00a96b32" style:font-size-asian="13pt" style:font-name-complex="B Nazanin" style:font-size-complex="13pt"/>
    </style:style>
    <style:style style:name="P78" style:family="paragraph" style:parent-style-name="Preformatted_20_Text">
      <style:paragraph-properties fo:line-height="150%" fo:text-align="justify" style:justify-single-word="false" style:writing-mode="lr-tb"/>
      <style:text-properties fo:color="#000000" style:font-name="Menlo" fo:font-size="9pt" officeooo:paragraph-rsid="00ab6acd" style:font-size-asian="13pt" style:font-name-complex="B Nazanin" style:font-size-complex="13pt"/>
    </style:style>
    <style:style style:name="P79" style:family="paragraph" style:parent-style-name="Preformatted_20_Text">
      <style:paragraph-properties fo:line-height="150%" fo:text-align="justify" style:justify-single-word="false" style:writing-mode="lr-tb"/>
      <style:text-properties style:font-name="Menlo" fo:font-size="9pt" officeooo:paragraph-rsid="006f515e"/>
    </style:style>
    <style:style style:name="P80" style:family="paragraph" style:parent-style-name="Preformatted_20_Text">
      <loext:graphic-properties draw:fill="solid" draw:fill-color="#ffffff" draw:opacity="100%"/>
      <style:paragraph-properties fo:line-height="150%" fo:text-align="justify" style:justify-single-word="false" fo:background-color="#ffffff" style:writing-mode="lr-tb"/>
      <style:text-properties officeooo:paragraph-rsid="00aee7b6"/>
    </style:style>
    <style:style style:name="P8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7a36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7f76f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8548f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8689b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93dc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9453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95d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a12a4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945345" officeooo:paragraph-rsid="009453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b1bea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af3bb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6091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862d2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b686c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8pt" officeooo:paragraph-rsid="00bb686c" style:font-size-asian="8pt" style:font-name-complex="B Nazanin,Bold" style:font-size-complex="8pt"/>
    </style:style>
    <style:style style:name="P96" style:family="paragraph" style:parent-style-name="Standard">
      <style:paragraph-properties fo:text-align="center" style:justify-single-word="false"/>
      <style:text-properties officeooo:paragraph-rsid="0075bda4"/>
    </style:style>
    <style:style style:name="P97" style:family="paragraph" style:parent-style-name="Standard">
      <style:paragraph-properties fo:text-align="center" style:justify-single-word="false"/>
      <style:text-properties officeooo:paragraph-rsid="007a36be"/>
    </style:style>
    <style:style style:name="P98" style:family="paragraph" style:parent-style-name="Standard">
      <style:paragraph-properties fo:text-align="center" style:justify-single-word="false"/>
      <style:text-properties officeooo:paragraph-rsid="007c2b72"/>
    </style:style>
    <style:style style:name="P99" style:family="paragraph" style:parent-style-name="Standard">
      <style:paragraph-properties fo:text-align="center" style:justify-single-word="false"/>
      <style:text-properties officeooo:paragraph-rsid="007f76f4"/>
    </style:style>
    <style:style style:name="P100" style:family="paragraph" style:parent-style-name="Standard">
      <style:paragraph-properties fo:text-align="center" style:justify-single-word="false"/>
      <style:text-properties officeooo:paragraph-rsid="008689b1"/>
    </style:style>
    <style:style style:name="P101" style:family="paragraph" style:parent-style-name="Standard">
      <style:paragraph-properties fo:text-align="center" style:justify-single-word="false"/>
      <style:text-properties officeooo:paragraph-rsid="0093dc1f"/>
    </style:style>
    <style:style style:name="P102" style:family="paragraph" style:parent-style-name="Standard">
      <style:paragraph-properties fo:text-align="center" style:justify-single-word="false"/>
      <style:text-properties officeooo:paragraph-rsid="00945345"/>
    </style:style>
    <style:style style:name="P103" style:family="paragraph" style:parent-style-name="Standard">
      <style:paragraph-properties fo:text-align="center" style:justify-single-word="false"/>
      <style:text-properties officeooo:paragraph-rsid="0095d4c9"/>
    </style:style>
    <style:style style:name="P104" style:family="paragraph" style:parent-style-name="Standard">
      <style:paragraph-properties fo:text-align="center" style:justify-single-word="false"/>
      <style:text-properties officeooo:paragraph-rsid="00a12a49"/>
    </style:style>
    <style:style style:name="P105" style:family="paragraph" style:parent-style-name="Standard">
      <style:paragraph-properties fo:text-align="center" style:justify-single-word="false"/>
      <style:text-properties officeooo:rsid="00a12a49" officeooo:paragraph-rsid="00a12a49"/>
    </style:style>
    <style:style style:name="P106" style:family="paragraph" style:parent-style-name="Standard">
      <style:paragraph-properties fo:text-align="center" style:justify-single-word="false"/>
      <style:text-properties officeooo:rsid="00a12a49" officeooo:paragraph-rsid="00a272dc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a96b32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ab6acd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60e7a"/>
    </style:style>
    <style:style style:name="P112" style:family="paragraph" style:parent-style-name="Table_20_Contents">
      <style:paragraph-properties fo:text-align="center" style:justify-single-word="false"/>
      <style:text-properties officeooo:paragraph-rsid="0075bda4"/>
    </style:style>
    <style:style style:name="P113" style:family="paragraph" style:parent-style-name="Table_20_Contents">
      <style:paragraph-properties fo:text-align="center" style:justify-single-word="false"/>
      <style:text-properties officeooo:paragraph-rsid="007a36be"/>
    </style:style>
    <style:style style:name="P114" style:family="paragraph" style:parent-style-name="Table_20_Contents">
      <style:paragraph-properties fo:text-align="center" style:justify-single-word="false"/>
      <style:text-properties officeooo:paragraph-rsid="007f76f4"/>
    </style:style>
    <style:style style:name="P115" style:family="paragraph" style:parent-style-name="Table_20_Contents">
      <style:paragraph-properties fo:text-align="center" style:justify-single-word="false"/>
      <style:text-properties officeooo:paragraph-rsid="008689b1"/>
    </style:style>
    <style:style style:name="P116" style:family="paragraph" style:parent-style-name="Table_20_Contents">
      <style:paragraph-properties fo:text-align="center" style:justify-single-word="false"/>
      <style:text-properties officeooo:paragraph-rsid="0093dc1f"/>
    </style:style>
    <style:style style:name="P117" style:family="paragraph" style:parent-style-name="Table_20_Contents">
      <style:paragraph-properties fo:text-align="center" style:justify-single-word="false"/>
      <style:text-properties officeooo:paragraph-rsid="00945345"/>
    </style:style>
    <style:style style:name="P118" style:family="paragraph" style:parent-style-name="Table_20_Contents">
      <style:paragraph-properties fo:text-align="center" style:justify-single-word="false"/>
      <style:text-properties officeooo:paragraph-rsid="0095d4c9"/>
    </style:style>
    <style:style style:name="P119" style:family="paragraph" style:parent-style-name="Table_20_Contents">
      <style:paragraph-properties fo:text-align="center" style:justify-single-word="false"/>
      <style:text-properties officeooo:paragraph-rsid="00a12a49"/>
    </style:style>
    <style:style style:name="P120" style:family="paragraph" style:parent-style-name="Text_20_body">
      <style:paragraph-properties fo:line-height="150%" fo:text-align="end" style:justify-single-word="false" style:writing-mode="rl-tb"/>
      <style:text-properties fo:color="#2d72b5" style:font-name="B Nazanin" fo:font-size="13pt" officeooo:paragraph-rsid="006e756d" style:font-size-asian="13pt" style:font-name-complex="B Nazanin,Bold" style:font-size-complex="16pt"/>
    </style:style>
    <style:style style:name="P121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6e756d" style:font-size-asian="13pt" style:font-name-complex="B Nazanin,Bold" style:font-size-complex="16pt"/>
    </style:style>
    <style:style style:name="P122" style:family="paragraph" style:parent-style-name="Text_20_body">
      <style:paragraph-properties fo:text-align="end" style:justify-single-word="false" style:writing-mode="rl-tb"/>
      <style:text-properties style:font-name-complex="B Nazanin,Bold" style:font-size-complex="14pt"/>
    </style:style>
    <style:style style:name="P123" style:family="paragraph" style:parent-style-name="Text_20_body">
      <style:paragraph-properties fo:text-align="end" style:justify-single-word="false" style:writing-mode="rl-tb"/>
      <style:text-properties officeooo:paragraph-rsid="00add3f2" style:font-name-complex="B Nazanin,Bold" style:font-size-complex="14pt"/>
    </style:style>
    <style:style style:name="P124" style:family="paragraph" style:parent-style-name="Text_20_body">
      <style:paragraph-properties fo:text-align="end" style:justify-single-word="false" style:writing-mode="rl-tb"/>
      <style:text-properties style:font-name="B Nazanin,Bold" fo:font-size="14pt" officeooo:paragraph-rsid="00add3f2"/>
    </style:style>
    <style:style style:name="P125" style:family="paragraph" style:parent-style-name="Text_20_body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b1bea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50%" fo:text-align="justify" style:justify-single-word="false" fo:background-color="#ffffff" style:writing-mode="lr-tb"/>
      <style:text-properties fo:color="#2d72b5" style:font-name="Menlo" fo:font-size="9pt" officeooo:paragraph-rsid="00a96b32" style:font-size-asian="13pt" style:font-name-complex="B Nazanin" style:font-size-complex="13pt"/>
    </style:style>
    <style:style style:name="P127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a96b32" style:font-size-asian="13pt" style:font-name-complex="B Nazanin" style:font-size-complex="13pt"/>
    </style:style>
    <style:style style:name="P128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6e756d" fo:background-color="transparent" style:font-size-asian="13pt" style:font-style-asian="normal" style:font-weight-asian="normal" style:font-name-complex="B Nazanin" style:font-size-complex="13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center" style:justify-single-word="false" style:writing-mode="rl-tb"/>
      <style:text-properties fo:color="#000000" style:font-name="Tahoma" fo:font-size="10pt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P130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1bea1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b686c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8pt" officeooo:paragraph-rsid="00ba89fc" style:font-size-asian="8pt" style:font-name-complex="B Nazanin,Bold" style:font-size-complex="8pt"/>
    </style:style>
    <style:style style:name="P133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8pt" officeooo:paragraph-rsid="00b9ac8c" style:font-size-asian="8pt" style:font-name-complex="B Nazanin,Bold" style:font-size-complex="8pt"/>
    </style:style>
    <style:style style:name="P134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8pt" officeooo:paragraph-rsid="00bd6cb4" style:font-size-asian="8pt" style:font-name-complex="B Nazanin,Bold" style:font-size-complex="8pt"/>
    </style:style>
    <style:style style:name="P135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8pt" officeooo:paragraph-rsid="00bb686c" style:font-size-asian="8pt" style:font-name-complex="B Nazanin,Bold" style:font-size-complex="8pt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.499cm" loext:contextual-spacing="false" fo:line-height="150%" fo:text-align="justify" style:justify-single-word="false" fo:background-color="#ffffff" style:writing-mode="rl-tb"/>
      <style:text-properties fo:color="#000000" style:font-name="Menlo" fo:font-size="9pt" officeooo:paragraph-rsid="00c08b20" style:font-size-asian="13pt" style:font-name-complex="B Nazanin" style:font-size-complex="13pt"/>
    </style:style>
    <style:style style:name="T1" style:family="text">
      <style:text-properties officeooo:rsid="001c4019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 fo:background-color="#d4d4d4" loext:char-shading-value="0"/>
    </style:style>
    <style:style style:name="T4" style:family="text">
      <style:text-properties fo:color="#000000" style:text-underline-style="none" officeooo:rsid="00286be4" fo:background-color="transparent" loext:char-shading-value="0"/>
    </style:style>
    <style:style style:name="T5" style:family="text">
      <style:text-properties fo:color="#000000" officeooo:rsid="00286be4" fo:background-color="transparent" loext:char-shading-value="0"/>
    </style:style>
    <style:style style:name="T6" style:family="text"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c0790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86b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fo:background-color="transparent" loext:char-shading-value="0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T11" style:family="text">
      <style:text-properties fo:color="#000000" style:font-name="Tahoma" fo:font-size="12pt" fo:font-style="normal" officeooo:rsid="002609b0" style:font-size-asian="12pt" style:font-style-asian="normal" style:font-name-complex="B Nazanin" style:font-size-complex="12pt" style:font-style-complex="normal"/>
    </style:style>
    <style:style style:name="T12" style:family="text">
      <style:text-properties fo:color="#000000" style:font-size-asian="13pt" style:font-name-complex="B Nazanin" style:font-size-complex="13pt"/>
    </style:style>
    <style:style style:name="T13" style:family="text">
      <style:text-properties fo:color="#000000" fo:font-size="12pt" fo:background-color="transparent" loext:char-shading-value="0" style:font-size-asian="12pt" style:font-size-complex="12pt"/>
    </style:style>
    <style:style style:name="T14" style:family="text">
      <style:text-properties fo:color="#000000" style:font-name="Menlo" fo:font-size="9pt"/>
    </style:style>
    <style:style style:name="T15" style:family="text">
      <style:text-properties officeooo:rsid="0020cca7"/>
    </style:style>
    <style:style style:name="T16" style:family="text">
      <style:text-properties officeooo:rsid="002609b0"/>
    </style:style>
    <style:style style:name="T17" style:family="text">
      <style:text-properties fo:font-weight="bold" officeooo:rsid="00790887" style:font-weight-asian="bold" style:font-weight-complex="bold"/>
    </style:style>
    <style:style style:name="T18" style:family="text">
      <style:text-properties fo:font-weight="bold" officeooo:rsid="007ca9a9" style:font-weight-asian="bold" style:font-weight-complex="bold"/>
    </style:style>
    <style:style style:name="T19" style:family="text">
      <style:text-properties fo:font-weight="bold" officeooo:rsid="008707a8" style:font-weight-asian="bold" style:font-weight-complex="bold"/>
    </style:style>
    <style:style style:name="T20" style:family="text">
      <style:text-properties fo:font-weight="bold" officeooo:rsid="00880873" style:font-weight-asian="bold" style:font-weight-complex="bold"/>
    </style:style>
    <style:style style:name="T21" style:family="text">
      <style:text-properties fo:font-weight="bold" officeooo:rsid="00895c9e" style:font-weight-asian="bold" style:font-weight-complex="bold"/>
    </style:style>
    <style:style style:name="T22" style:family="text">
      <style:text-properties fo:color="#008000" fo:font-weight="bold"/>
    </style:style>
    <style:style style:name="T23" style:family="text">
      <style:text-properties fo:color="#008000" fo:font-weight="bold" officeooo:rsid="003ac7b9"/>
    </style:style>
    <style:style style:name="T24" style:family="text">
      <style:text-properties fo:color="#008000" fo:font-weight="bold" style:font-size-asian="13pt" style:font-name-complex="B Nazanin" style:font-size-complex="13pt"/>
    </style:style>
    <style:style style:name="T25" style:family="text">
      <style:text-properties fo:color="#008000" fo:font-weight="bold" officeooo:rsid="00ab6acd"/>
    </style:style>
    <style:style style:name="T26" style:family="text">
      <style:text-properties fo:color="#008000" fo:font-weight="bold" officeooo:rsid="00c57580"/>
    </style:style>
    <style:style style:name="T27" style:family="text">
      <style:text-properties fo:color="#008000" fo:font-weight="bold" officeooo:rsid="00c5da3e"/>
    </style:style>
    <style:style style:name="T28" style:family="text">
      <style:text-properties fo:color="#008000" fo:font-weight="bold" officeooo:rsid="00c64a0d"/>
    </style:style>
    <style:style style:name="T29" style:family="text">
      <style:text-properties fo:color="#008000" fo:font-weight="bold" officeooo:rsid="00c7c210"/>
    </style:style>
    <style:style style:name="T30" style:family="text">
      <style:text-properties fo:color="#008000" style:font-name="Menlo" fo:font-size="9pt" fo:font-weight="bold"/>
    </style:style>
    <style:style style:name="T31" style:family="text">
      <style:text-properties fo:color="#008000" style:font-name-complex="Menlo" style:font-size-complex="9pt" style:font-weight-complex="bold"/>
    </style:style>
    <style:style style:name="T32" style:family="text">
      <style:text-properties officeooo:rsid="00286be4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officeooo:rsid="0033856a"/>
    </style:style>
    <style:style style:name="T35" style:family="text">
      <style:text-properties style:font-name-complex="B Nazanin,Bold" style:font-size-complex="12pt"/>
    </style:style>
    <style:style style:name="T36" style:family="text">
      <style:text-properties style:font-name-complex="B Nazanin,Bold" style:font-size-complex="14pt"/>
    </style:style>
    <style:style style:name="T37" style:family="text">
      <style:text-properties style:font-name="Calibri,Bold" fo:font-size="12pt"/>
    </style:style>
    <style:style style:name="T38" style:family="text">
      <style:text-properties style:font-name="Calibri,Bold" fo:font-size="12pt" officeooo:rsid="0078a7e8" style:font-name-complex="B Nazanin,Bold" style:font-size-complex="12pt"/>
    </style:style>
    <style:style style:name="T39" style:family="text">
      <style:text-properties style:font-name="Calibri,Bold" fo:font-size="12pt" officeooo:rsid="0078a7e8" fo:background-color="transparent" loext:char-shading-value="0"/>
    </style:style>
    <style:style style:name="T40" style:family="text">
      <style:text-properties fo:color="#000080" fo:font-weight="bold"/>
    </style:style>
    <style:style style:name="T41" style:family="text">
      <style:text-properties fo:color="#000080" fo:font-weight="bold" style:font-size-asian="13pt" style:font-name-complex="B Nazanin" style:font-size-complex="13pt"/>
    </style:style>
    <style:style style:name="T42" style:family="text">
      <style:text-properties fo:color="#000080" style:font-name="Menlo" fo:font-size="9pt" fo:font-weight="bold"/>
    </style:style>
    <style:style style:name="T43" style:family="text">
      <style:text-properties style:font-name="Menlo" fo:font-size="9pt"/>
    </style:style>
    <style:style style:name="T44" style:family="text">
      <style:text-properties style:font-name="Menlo" fo:font-size="9pt" fo:font-weight="bold"/>
    </style:style>
    <style:style style:name="T45" style:family="text">
      <style:text-properties style:font-name="Menlo" fo:font-size="9pt" officeooo:rsid="00a96b32"/>
    </style:style>
    <style:style style:name="T46" style:family="text">
      <style:text-properties style:font-name="Menlo" fo:font-size="8pt" style:font-name-asian="Liberation Mono" style:font-size-asian="8pt" style:font-size-complex="8pt"/>
    </style:style>
    <style:style style:name="T47" style:family="text">
      <style:text-properties style:font-size-asian="13pt" style:font-name-complex="B Nazanin" style:font-size-complex="13pt"/>
    </style:style>
    <style:style style:name="T48" style:family="text">
      <style:text-properties style:font-name="B Nazanin" fo:font-size="13pt" style:font-size-asian="13pt"/>
    </style:style>
    <style:style style:name="T49" style:family="text">
      <style:text-properties style:font-name="B Nazanin" fo:font-size="13pt" style:font-size-asian="13pt" style:font-name-complex="B Nazanin" style:font-size-complex="13pt"/>
    </style:style>
    <style:style style:name="T50" style:family="text">
      <style:text-properties style:font-name="B Nazanin" fo:font-size="13pt" officeooo:rsid="002c7ecf" style:font-size-asian="13pt" style:font-name-complex="B Nazanin" style:font-size-complex="13pt"/>
    </style:style>
    <style:style style:name="T51" style:family="text">
      <style:text-properties style:font-name="B Nazanin" fo:font-size="13pt" officeooo:rsid="002dba3e" style:font-size-asian="13pt" style:font-name-complex="B Nazanin" style:font-size-complex="13pt"/>
    </style:style>
    <style:style style:name="T52" style:family="text">
      <style:text-properties style:font-name="B Nazanin" fo:font-size="13pt" fo:font-weight="bold" officeooo:rsid="0075bda4" style:font-size-asian="13pt" style:font-weight-asian="bold" style:font-weight-complex="bold"/>
    </style:style>
    <style:style style:name="T53" style:family="text">
      <style:text-properties style:font-name="Tahoma" fo:font-size="12pt" style:font-size-asian="12pt" style:font-name-complex="B Nazanin" style:font-size-complex="12pt"/>
    </style:style>
    <style:style style:name="T54" style:family="text">
      <style:text-properties fo:color="#660e7a" fo:font-weight="bold"/>
    </style:style>
    <style:style style:name="T55" style:family="text">
      <style:text-properties fo:color="#660e7a" fo:font-weight="bold" style:font-size-asian="13pt" style:font-name-complex="B Nazanin" style:font-size-complex="13pt"/>
    </style:style>
    <style:style style:name="T56" style:family="text">
      <style:text-properties fo:color="#660e7a" style:font-name="Menlo" fo:font-size="9pt" fo:font-style="italic"/>
    </style:style>
    <style:style style:name="T57" style:family="text">
      <style:text-properties fo:color="#660e7a" style:font-name="Menlo" fo:font-size="9pt" fo:font-weight="bold"/>
    </style:style>
    <style:style style:name="T58" style:family="text">
      <style:text-properties fo:color="#660e7a" style:font-name="Menlo" fo:font-size="9pt" fo:font-weight="bold" style:font-size-asian="13pt" style:font-name-complex="B Nazanin" style:font-size-complex="13pt"/>
    </style:style>
    <style:style style:name="T59" style:family="text">
      <style:text-properties fo:color="#660e7a" style:font-name="Menlo" fo:font-size="9pt" style:font-name-asian="Liberation Mono" style:font-name-complex="B Nazanin" style:font-size-complex="13pt"/>
    </style:style>
    <style:style style:name="T60" style:family="text">
      <style:text-properties fo:color="#660e7a" style:text-outline="false" style:text-line-through-style="none" style:text-line-through-type="none" style:font-name="Menlo" fo:font-size="9pt" fo:font-style="normal" fo:text-shadow="none" style:text-underline-style="none" fo:font-weight="normal" fo:background-color="transparent" loext:char-shading-value="0" style:font-name-asian="Liberation Mono" style:font-size-asian="13pt" style:font-style-asian="normal" style:font-weight-asian="normal" style:font-name-complex="B Nazanin" style:font-size-complex="13pt" style:font-style-complex="normal" style:font-weight-complex="normal" style:text-overline-style="none" style:text-overline-color="font-color"/>
    </style:style>
    <style:style style:name="T61" style:family="text">
      <style:text-properties fo:color="#660e7a" style:text-outline="false" style:text-line-through-style="none" style:text-line-through-type="none" fo:font-size="9pt" fo:font-style="normal" fo:text-shadow="none" style:text-underline-style="none" fo:font-weight="normal" fo:background-color="transparent" loext:char-shading-value="0" style:font-name-asian="Liberation Mono" style:font-size-asian="13pt" style:font-style-asian="normal" style:font-weight-asian="normal" style:font-name-complex="B Nazanin" style:font-size-complex="13pt" style:font-style-complex="normal" style:font-weight-complex="normal" style:text-overline-style="none" style:text-overline-color="font-color"/>
    </style:style>
    <style:style style:name="T62" style:family="text">
      <style:text-properties fo:color="#660e7a" fo:font-size="9pt" style:font-size-asian="13pt" style:font-name-complex="B Nazanin" style:font-size-complex="13pt"/>
    </style:style>
    <style:style style:name="T63" style:family="text">
      <style:text-properties fo:color="#0000ff"/>
    </style:style>
    <style:style style:name="T64" style:family="text">
      <style:text-properties fo:color="#0000ff" fo:font-weight="bold" style:font-size-asian="13pt" style:font-name-complex="B Nazanin" style:font-size-complex="13pt"/>
    </style:style>
    <style:style style:name="T65" style:family="text">
      <style:text-properties fo:color="#808000"/>
    </style:style>
    <style:style style:name="T66" style:family="text">
      <style:text-properties fo:color="#808000" style:font-name="Menlo" fo:font-size="9pt"/>
    </style:style>
    <style:style style:name="T67" style:family="text">
      <style:text-properties officeooo:rsid="0075bda4"/>
    </style:style>
    <style:style style:name="T68" style:family="text">
      <style:text-properties fo:color="#2d72b5"/>
    </style:style>
    <style:style style:name="T69" style:family="text">
      <style:text-properties fo:color="#2d72b5" officeooo:rsid="008707a8"/>
    </style:style>
    <style:style style:name="T70" style:family="text">
      <style:text-properties fo:color="#2d72b5" fo:font-weight="bold" style:font-weight-asian="bold" style:font-weight-complex="bold"/>
    </style:style>
    <style:style style:name="T71" style:family="text">
      <style:text-properties fo:color="#2d72b5" fo:font-weight="bold" officeooo:rsid="008707a8" style:font-weight-asian="bold" style:font-weight-complex="bold"/>
    </style:style>
    <style:style style:name="T72" style:family="text">
      <style:text-properties fo:color="#2d72b5" fo:font-weight="bold" officeooo:rsid="0087fb05" style:font-weight-asian="bold" style:font-weight-complex="bold"/>
    </style:style>
    <style:style style:name="T73" style:family="text">
      <style:text-properties fo:color="#2d72b5" fo:font-weight="bold" officeooo:rsid="00979725" style:font-weight-asian="bold" style:font-weight-complex="bold"/>
    </style:style>
    <style:style style:name="T74" style:family="text">
      <style:text-properties fo:color="#2d72b5" fo:font-weight="bold" style:font-weight-asian="bold" style:font-name-complex="B Nazanin,Bold" style:font-size-complex="16pt" style:font-weight-complex="bold"/>
    </style:style>
    <style:style style:name="T75" style:family="text">
      <style:text-properties fo:color="#2d72b5" fo:font-weight="bold" officeooo:rsid="009f51b7" style:font-weight-asian="bold" style:font-name-complex="B Nazanin,Bold" style:font-size-complex="16pt" style:font-weight-complex="bold"/>
    </style:style>
    <style:style style:name="T76" style:family="text">
      <style:text-properties fo:color="#2d72b5" fo:font-weight="bold" officeooo:rsid="00979725" fo:background-color="#d4d4d4" loext:char-shading-value="0" style:font-weight-asian="bold" style:font-weight-complex="bold"/>
    </style:style>
    <style:style style:name="T77" style:family="text">
      <style:text-properties fo:color="#2d72b5" fo:font-weight="bold" fo:background-color="#d4d4d4" loext:char-shading-value="0" style:font-weight-asian="bold" style:font-name-complex="B Nazanin,Bold" style:font-size-complex="16pt" style:font-weight-complex="bold"/>
    </style:style>
    <style:style style:name="T78" style:family="text">
      <style:text-properties fo:color="#2d72b5" fo:font-weight="bold" officeooo:rsid="009f51b7" fo:background-color="#d4d4d4" loext:char-shading-value="0" style:font-weight-asian="bold" style:font-name-complex="B Nazanin,Bold" style:font-size-complex="16pt" style:font-weight-complex="bold"/>
    </style:style>
    <style:style style:name="T79" style:family="text">
      <style:text-properties fo:color="#2d72b5" style:text-outline="false" style:text-line-through-style="none" style:text-line-through-type="none" fo:font-style="normal" fo:text-shadow="none" style:text-underline-style="none" fo:font-weight="bold" officeooo:rsid="008707a8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0" style:family="text">
      <style:text-properties fo:color="#2d72b5" style:text-outline="false" style:text-line-through-style="none" style:text-line-through-type="none" fo:font-style="normal" fo:text-shadow="none" style:text-underline-style="none" fo:font-weight="bold" officeooo:rsid="0087fb05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1" style:family="text">
      <style:text-properties fo:color="#2d72b5" officeooo:rsid="0087fb05"/>
    </style:style>
    <style:style style:name="T82" style:family="text">
      <style:text-properties style:text-outline="false" style:text-line-through-style="none" style:text-line-through-type="none" style:font-name="Tahoma" fo:font-size="12pt" fo:font-style="normal" fo:text-shadow="none" style:text-underline-style="none" fo:font-weight="bold" officeooo:rsid="0075bda4" fo:background-color="transparent" loext:char-shading-value="0" style:font-size-asian="12pt" style:font-style-asian="normal" style:font-weight-asian="bold" style:font-style-complex="normal" style:font-weight-complex="bold" style:text-overline-style="none" style:text-overline-color="font-color"/>
    </style:style>
    <style:style style:name="T83" style:family="text">
      <style:text-properties style:text-outline="false" style:text-line-through-style="none" style:text-line-through-type="none" fo:font-style="normal" fo:text-shadow="none" style:text-underline-style="none" fo:font-weight="bold" officeooo:rsid="00790887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fo:font-weight="bold" officeooo:rsid="007ca9a9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fo:font-weight="bold" officeooo:rsid="008707a8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6" style:family="text">
      <style:text-properties style:text-outline="false" style:text-line-through-style="none" style:text-line-through-type="none" fo:font-style="normal" fo:text-shadow="none" style:text-underline-style="none" fo:font-weight="bold" officeooo:rsid="00880873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7" style:family="text">
      <style:text-properties style:text-outline="false" style:text-line-through-style="none" style:text-line-through-type="none" fo:font-style="normal" fo:text-shadow="none" style:text-underline-style="none" fo:font-weight="bold" officeooo:rsid="00895c9e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88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Liberation Mono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officeooo:rsid="00790887"/>
    </style:style>
    <style:style style:name="T90" style:family="text">
      <style:text-properties officeooo:rsid="007ca9a9"/>
    </style:style>
    <style:style style:name="T91" style:family="text">
      <style:text-properties fo:background-color="transparent" loext:char-shading-value="0"/>
    </style:style>
    <style:style style:name="T92" style:family="text">
      <style:text-properties officeooo:rsid="008707a8"/>
    </style:style>
    <style:style style:name="T93" style:family="text">
      <style:text-properties officeooo:rsid="00880873"/>
    </style:style>
    <style:style style:name="T94" style:family="text">
      <style:text-properties officeooo:rsid="00895c9e"/>
    </style:style>
    <style:style style:name="T95" style:family="text">
      <style:text-properties style:font-name="Calibri" fo:font-size="14pt"/>
    </style:style>
    <style:style style:name="T96" style:family="text">
      <style:text-properties officeooo:rsid="00911dcc"/>
    </style:style>
    <style:style style:name="T97" style:family="text">
      <style:text-properties officeooo:rsid="00a12a4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3">در ابتدا کتابخانه را به پروژه خود اضافه کنید. برای اضافه کردن کتابخانه به برنامه اندرویدیتان ابتدا فایل را در پوشه <text:span text:style-name="T16">libs در زیر شاخه app قرار دهید. سپس کدهای زیر را به فایل build.gradle در شاخه app اضافه کنید.</text:span></text:p>
      <text:p text:style-name="P75">implementation <text:span text:style-name="T22">'com.google.code.gson:gson:2.8.5'</text:span></text:p>
      <text:p text:style-name="P70"><text:span text:style-name="T2">implementation files(</text:span><text:span text:style-name="T22">'libs/raygansms.</text:span><text:span text:style-name="T23">aar</text:span><text:span text:style-name="T22">'</text:span><text:span text:style-name="T2">)</text:span></text:p>
      <text:p text:style-name="P14"><text:span text:style-name="T47">برنامه شما برای دریافت اطلاعات مورد نیاز باید دسترسی به اینترنت هم داشته باشد. برای این منظور خط زیر را در فایل </text:span><text:span text:style-name="T53">AndroidManifest.xml</text:span><text:span text:style-name="T47"> <text:s/>اضافه کنید. </text:span></text:p>
      <text:p text:style-name="P79"><text:span text:style-name="T12">&lt;</text:span><text:span text:style-name="T41">uses-permission </text:span><text:span text:style-name="T55">android</text:span><text:span text:style-name="T64">:name=</text:span><text:span text:style-name="T24">"android.permission.INTERNET" </text:span><text:span text:style-name="T12">/&gt;</text:span><text:span text:style-name="T49"> </text:span></text:p>
      <text:p text:style-name="P13"><text:span text:style-name="T47">اگر </text:span><text:span text:style-name="T11">ProGuard</text:span><text:span text:style-name="T47"> <text:s/>را در برنامه تان فعال کرده‌اید کدهای زیر را هم به فایل آن اضافه کنید.</text:span></text:p>
      <text:p text:style-name="P76"><text:span text:style-name="T40">-keep </text:span>public enum ir.trez.raygansms.**{</text:p>
      <text:p text:style-name="P111"><text:s text:c="4"/><text:span text:style-name="T44">*;</text:span></text:p>
      <text:p text:style-name="P107">}</text:p>
      <text:p text:style-name="P107"><text:span text:style-name="T40">-keep </text:span>public class ir.trez.raygansms.**{</text:p>
      <text:p text:style-name="P111"><text:s text:c="4"/><text:span text:style-name="T44">*;</text:span></text:p>
      <text:p text:style-name="P73">}</text:p>
      <text:p text:style-name="P6">حالا می‌توانید در برنامه اندرویدیتان از آن استفاده کنید.</text:p>
      <text:p text:style-name="P6"><text:span text:style-name="T1">برای استفاده از کتابخانه ابتدا یک نمونه از کلاس </text:span><text:span text:style-name="T3">Raygansms</text:span><text:span text:style-name="T1"> ایجاد می کنید. دقت کنید اطلاعات ورودی مورد نیاز برای سازنده این نمونه نام کاربری و رمز سامانه پیامکی خودتان است. در ادامه هر یک از متدهای آنرا شرح می دهیم.</text:span></text:p>
      <text:p text:style-name="P34"><text:span text:style-name="T70">احراز هویت </text:span><text:span text:style-name="T73">(متد </text:span><text:span text:style-name="T76">getAuthHeader</text:span><text:span text:style-name="T73">)</text:span></text:p>
      <text:p text:style-name="P7">این متد رشته مورد نیاز برای احراز هویت <text:span text:style-name="T7"><text:s/></text:span><text:span text:style-name="T8">(فیلد </text:span><text:span text:style-name="T9">Authorization</text:span><text:span text:style-name="T8">)</text:span> را ایجاد می کند. این متد مقدار رشته ای بر می گرداند.</text:p>
      <text:p text:style-name="P10"><text:span text:style-name="T74">مقدار برگشتی متدها </text:span><text:span text:style-name="T75">(</text:span><text:span text:style-name="T74">شی </text:span><text:span text:style-name="T77">Result</text:span><text:span text:style-name="T78">)</text:span></text:p>
      <text:p text:style-name="P6">متدهای دیگر کتابخانه <text:span text:style-name="T34">(به غیر از </text:span><text:span text:style-name="T5">getAuthHeader</text:span><text:span text:style-name="T34"> )</text:span> از این نوع بر می گردانند. این نوع شامل سه متغییر است. یکی <text:span text:style-name="T5">Code</text:span> از نوع <text:span text:style-name="T5">ResultCode</text:span> و بیانگر موفقیت آمیز بودن عملیات یا شماره خطا است. نوع <text:span text:style-name="T5">Message</text:span> متن نتیجه را مشخص می کند. نوع <text:span text:style-name="T4">Result</text:span> نتیجه مربوط به متد را مشخص می‌کند و می‌تواند عدد، رشته و از نوع <text:span text:style-name="T15">JSON باشد.</text:span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9">نام پارامتر</text:p>
          </table:table-cell>
          <table:table-cell table:style-name="Table1.A1" office:value-type="string">
            <text:p text:style-name="P119">نوع پارامتر</text:p>
          </table:table-cell>
          <table:table-cell table:style-name="Table1.A1" office:value-type="string">
            <text:p text:style-name="P64">توضیحات</text:p>
          </table:table-cell>
        </table:table-row>
        <table:table-row>
          <table:table-cell table:style-name="Table1.A2" office:value-type="string">
            <text:p text:style-name="P105">Code</text:p>
          </table:table-cell>
          <table:table-cell table:style-name="Table1.A2" office:value-type="string">
            <text:p text:style-name="P106">ResultCode</text:p>
          </table:table-cell>
          <table:table-cell table:style-name="Table1.A2" office:value-type="string">
            <text:p text:style-name="P44">کد نتیجه عملیات</text:p>
          </table:table-cell>
        </table:table-row>
        <table:table-row>
          <table:table-cell table:style-name="Table1.A3" office:value-type="string">
            <text:p text:style-name="P88">Message</text:p>
          </table:table-cell>
          <table:table-cell table:style-name="Table1.B3" office:value-type="string">
            <text:p text:style-name="P88">String</text:p>
          </table:table-cell>
          <table:table-cell table:style-name="Table1.C3" office:value-type="string">
            <text:p text:style-name="P44">متن نتیجه عملیات</text:p>
          </table:table-cell>
        </table:table-row>
        <table:table-row>
          <table:table-cell table:style-name="Table1.A2" office:value-type="string">
            <text:p text:style-name="P105">Result</text:p>
          </table:table-cell>
          <table:table-cell table:style-name="Table1.A2" office:value-type="string">
            <text:p text:style-name="P104"><text:span text:style-name="T6">JsonElement</text:span><text:span text:style-name="T97"> </text:span></text:p>
          </table:table-cell>
          <table:table-cell table:style-name="Table1.A2" office:value-type="string">
            <text:p text:style-name="P44">اطلاعات دیگر عملیات درخواستی</text:p>
          </table:table-cell>
        </table:table-row>
      </table:table>
      <text:p text:style-name="P11"/>
      <text:p text:style-name="P11"><text:soft-page-break/>در کد زیر نمونه کدی برای دریافت اعتبار حساب استفاده شده است. دقت کنید برای اجرا شما باید از کلاس <text:span text:style-name="T14">Raygansms یک متغیر ایجاد کرده</text:span> و متد مربوط به اجرا را در کد فرابخوانید.</text:p>
      <text:p text:style-name="P11"/>
      <text:p text:style-name="P78"><text:span text:style-name="T40">private </text:span>Raygansms <text:span text:style-name="T54">raygansms </text:span>= <text:span text:style-name="T40">new </text:span>Raygansms(<text:span text:style-name="T22">"</text:span><text:span text:style-name="T25">username</text:span><text:span text:style-name="T22">"</text:span>, <text:span text:style-name="T22">"password"</text:span>);</text:p>
      <text:p text:style-name="P107"><text:span text:style-name="T40">private </text:span>String[] <text:span text:style-name="T54">Mobiles </text:span>= { <text:span text:style-name="T22">"</text:span><text:span text:style-name="T28">09</text:span><text:span text:style-name="T29">12</text:span><text:span text:style-name="T28">0000000</text:span><text:span text:style-name="T22">"</text:span>, <text:span text:style-name="T22">"</text:span><text:span text:style-name="T26">0912000000</text:span><text:span text:style-name="T29">1</text:span><text:span text:style-name="T22">" </text:span>};</text:p>
      <text:p text:style-name="P107"><text:span text:style-name="T40">private </text:span>RecipientsMessage[] <text:span text:style-name="T54">recipientsMessages </text:span>= {};</text:p>
      <text:p text:style-name="P107"><text:span text:style-name="T40">private </text:span>String[] <text:span text:style-name="T54">MessageIDs </text:span>= { <text:span text:style-name="T22">"</text:span><text:span text:style-name="T26">1</text:span><text:span text:style-name="T22">"</text:span>, <text:span text:style-name="T22">"</text:span><text:span text:style-name="T26">2</text:span><text:span text:style-name="T22">" </text:span>};</text:p>
      <text:p text:style-name="P107"><text:span text:style-name="T40">private </text:span>String <text:span text:style-name="T54">PhoneNumber </text:span>= <text:span text:style-name="T22">"5000</text:span><text:span text:style-name="T27">000000</text:span><text:span text:style-name="T22">"</text:span>;</text:p>
      <text:p text:style-name="P107"><text:span text:style-name="T40">private </text:span>String <text:span text:style-name="T54">UserGroupID </text:span>= <text:span text:style-name="T22">"</text:span><text:span text:style-name="T26">1</text:span><text:span text:style-name="T22">"</text:span>;</text:p>
      <text:p text:style-name="P107"><text:span text:style-name="T40">private </text:span>Integer <text:span text:style-name="T54">PORT </text:span>= <text:span text:style-name="T63">90</text:span>;</text:p>
      <text:p text:style-name="P74"><text:span text:style-name="T42">private </text:span><text:span text:style-name="T43">String </text:span><text:span text:style-name="T56">Hello </text:span><text:span text:style-name="T43">= </text:span><text:span text:style-name="T30">"</text:span><text:span text:style-name="T31">سلام</text:span><text:span text:style-name="T30">"</text:span><text:span text:style-name="T43">;</text:span></text:p>
      <text:p text:style-name="P77"><text:span text:style-name="T40">public class </text:span>CallSMS <text:span text:style-name="T40">extends </text:span>AsyncTask&lt;Void, Void, Result&gt; {</text:p>
      <text:p text:style-name="P109"><text:s text:c="4"/><text:span text:style-name="T66">@Override</text:span></text:p>
      <text:p text:style-name="P109"><text:span text:style-name="T65"><text:s text:c="4"/></text:span><text:span text:style-name="T42">protected void </text:span><text:span text:style-name="T43">onPreExecute() { }</text:span></text:p>
      <text:p text:style-name="P109"><text:s text:c="4"/><text:span text:style-name="T66">@Override</text:span></text:p>
      <text:p text:style-name="P109"><text:span text:style-name="T65"><text:s text:c="4"/></text:span><text:span text:style-name="T42">protected </text:span><text:span text:style-name="T43">Result doInBackground(Void... voids) {</text:span></text:p>
      <text:p text:style-name="P109"><text:s text:c="8"/><text:span text:style-name="T42">try </text:span><text:span text:style-name="T43">{</text:span></text:p>
      <text:p text:style-name="P110"><text:s text:c="12"/><text:span text:style-name="T42">return </text:span><text:span text:style-name="T58">raygansms</text:span><text:span text:style-name="T45">.G</text:span><text:span text:style-name="T43">etCredit();</text:span></text:p>
      <text:p text:style-name="P109"><text:s text:c="8"/><text:span text:style-name="T43">} </text:span><text:span text:style-name="T42">catch </text:span><text:span text:style-name="T43">(IOException e) {</text:span></text:p>
      <text:p text:style-name="P109"><text:s text:c="12"/><text:span text:style-name="T43">e.printStackTrace();</text:span></text:p>
      <text:p text:style-name="P109"><text:s text:c="8"/><text:span text:style-name="T43">}</text:span></text:p>
      <text:p text:style-name="P109"><text:s text:c="8"/><text:span text:style-name="T42">return null</text:span><text:span text:style-name="T43">;</text:span></text:p>
      <text:p text:style-name="P109"><text:s text:c="4"/><text:span text:style-name="T43">}</text:span></text:p>
      <text:p text:style-name="P109"><text:s text:c="4"/><text:span text:style-name="T66">@Override</text:span></text:p>
      <text:p text:style-name="P109"><text:span text:style-name="T65"><text:s text:c="4"/></text:span><text:span text:style-name="T42">protected void </text:span><text:span text:style-name="T43">onPostExecute(Result result) {</text:span></text:p>
      <text:p text:style-name="P109"><text:s text:c="8"/><text:span text:style-name="T43">updateUiWithResult(result);</text:span></text:p>
      <text:p text:style-name="P109"><text:s text:c="4"/><text:span text:style-name="T43">}</text:span></text:p>
      <text:p text:style-name="P126">}</text:p>
      <text:p text:style-name="P72">در اینجاد در متد updateUiWithResult نتیجه مورد نیاز را بررسی کرده و بر اساس خروجی نتیجه مورد نیاز را به کاربر نمایش دهید. برای نمونه کد زیر را مشاهده کنید.</text:p>
      <text:p text:style-name="P72"/>
      <text:p text:style-name="P71"><text:span text:style-name="T40">private void </text:span>updateUiWithResult(Result result) {</text:p>
      <text:p text:style-name="P108"><text:s text:c="4"/><text:span text:style-name="T42">if</text:span><text:span text:style-name="T43">(result != </text:span><text:span text:style-name="T42">null </text:span><text:span text:style-name="T43">&amp;&amp; </text:span><text:span text:style-name="T57">textView </text:span><text:span text:style-name="T43">!= </text:span><text:span text:style-name="T42">null </text:span><text:span text:style-name="T43">&amp;&amp; !</text:span><text:span text:style-name="T42">this</text:span><text:span text:style-name="T43">.isFinishing()) {</text:span></text:p>
      <text:p text:style-name="P108"><text:s text:c="8"/><text:span text:style-name="T43">String text = </text:span><text:span text:style-name="T30">"Code:</text:span><text:span text:style-name="T42">\t</text:span><text:span text:style-name="T30">" </text:span><text:span text:style-name="T43">+ result.getCode() + </text:span><text:span text:style-name="T30">"</text:span><text:span text:style-name="T42">\n</text:span><text:span text:style-name="T30">Message:</text:span><text:span text:style-name="T42">\t</text:span><text:span text:style-name="T30">" </text:span><text:span text:style-name="T43">+ result.getMessage();</text:span></text:p>
      <text:p text:style-name="P108"><text:s text:c="8"/><text:span text:style-name="T42">if</text:span><text:span text:style-name="T43">(result.getResult() != </text:span><text:span text:style-name="T42">null</text:span><text:span text:style-name="T43">){</text:span></text:p>
      <text:p text:style-name="P108"><text:s text:c="12"/><text:span text:style-name="T43">text += </text:span><text:span text:style-name="T30">"</text:span><text:span text:style-name="T42">\n</text:span><text:span text:style-name="T30">Result:</text:span><text:span text:style-name="T42">\t</text:span><text:span text:style-name="T30">" </text:span><text:span text:style-name="T43">+ result.getResult();</text:span></text:p>
      <text:p text:style-name="P108"><text:s text:c="8"/><text:span text:style-name="T43">}</text:span></text:p>
      <text:p text:style-name="P108"><text:s text:c="8"/><text:span text:style-name="T57">textView</text:span><text:span text:style-name="T43">.setText(text);</text:span></text:p>
      <text:p text:style-name="P108"><text:s text:c="4"/><text:span text:style-name="T43">}</text:span></text:p>
      <text:p text:style-name="P73">}</text:p>
      <text:p text:style-name="P72">در ادامه متدهای کتابخانه را شرح می دهیم.</text:p>
      <text:p text:style-name="P120"><text:soft-page-break/>ارسال پیام</text:p>
      <text:p text:style-name="P52">ارسال پیام گروهی <text:span text:style-name="T67">(</text:span><text:span text:style-name="T52">متد </text:span><text:span text:style-name="T82">SendMessage</text:span><text:span text:style-name="T67">)</text:span></text:p>
      <text:p text:style-name="P123">از این متد برای ارسال پیام گروهی استفاده می شود. بدیهی است از این پیام برای ارسال پیام تکی نیز میتوان استفاده نمود.</text:p>
      <text:p text:style-name="P124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2">نام پارامتر</text:p>
          </table:table-cell>
          <table:table-cell table:style-name="Table6.A1" office:value-type="string">
            <text:p text:style-name="P112">نوع پارامتر</text:p>
          </table:table-cell>
          <table:table-cell table:style-name="Table6.A1" office:value-type="string">
            <text:p text:style-name="P57">توضیحات</text:p>
          </table:table-cell>
        </table:table-row>
        <table:table-row>
          <table:table-cell table:style-name="Table6.A2" office:value-type="string">
            <text:p text:style-name="P96">phoneNumber</text:p>
          </table:table-cell>
          <table:table-cell table:style-name="Table6.A2" office:value-type="string">
            <text:p text:style-name="P96">String</text:p>
          </table:table-cell>
          <table:table-cell table:style-name="Table6.A2" office:value-type="string">
            <text:p text:style-name="P36">شماره اختصاصی</text:p>
          </table:table-cell>
        </table:table-row>
        <table:table-row>
          <table:table-cell table:style-name="Table6.A3" office:value-type="string">
            <text:p text:style-name="P96">message</text:p>
          </table:table-cell>
          <table:table-cell table:style-name="Table6.B3" office:value-type="string">
            <text:p text:style-name="P96">String</text:p>
          </table:table-cell>
          <table:table-cell table:style-name="Table6.C3" office:value-type="string">
            <text:p text:style-name="P36">متن پیام ارسالی</text:p>
          </table:table-cell>
        </table:table-row>
        <table:table-row>
          <table:table-cell table:style-name="Table6.A2" office:value-type="string">
            <text:p text:style-name="P96">mobiles</text:p>
          </table:table-cell>
          <table:table-cell table:style-name="Table6.A2" office:value-type="string">
            <text:p text:style-name="P96">String[]</text:p>
          </table:table-cell>
          <table:table-cell table:style-name="Table6.A2" office:value-type="string">
            <text:p text:style-name="P36">آرایه ای از شماره موبایل ها برای ارسال پیام</text:p>
          </table:table-cell>
        </table:table-row>
        <table:table-row>
          <table:table-cell table:style-name="Table6.A5" office:value-type="string">
            <text:p text:style-name="P96">UserGroupID</text:p>
          </table:table-cell>
          <table:table-cell table:style-name="Table6.B5" office:value-type="string">
            <text:p text:style-name="P96">String</text:p>
          </table:table-cell>
          <table:table-cell table:style-name="Table6.C5" office:value-type="string">
            <text:p text:style-name="P36">گروه پیام</text:p>
          </table:table-cell>
        </table:table-row>
        <table:table-row>
          <table:table-cell table:style-name="Table6.A2" office:value-type="string">
            <text:p text:style-name="P96">SendDateInTimeStamp</text:p>
          </table:table-cell>
          <table:table-cell table:style-name="Table6.A2" office:value-type="string">
            <text:p text:style-name="P96">Long</text:p>
          </table:table-cell>
          <table:table-cell table:style-name="Table6.A2" office:value-type="string">
            <text:p text:style-name="P53"><text:span text:style-name="T35">تاریخ ارسال پیام به صورت</text:span> <text:span text:style-name="T37">TimeStamp </text:span><text:span text:style-name="T38"><text:s/>(به ثانیه)</text:span></text:p>
          </table:table-cell>
        </table:table-row>
      </table:table>
      <text:p text:style-name="P18"/>
      <text:p text:style-name="P18">نمونه کد فراخوانی:</text:p>
      <text:p text:style-name="P80"><text:span text:style-name="T60">raygansms</text:span><text:span text:style-name="T10">.SendMessage(PhoneNumber, Hello, Mobiles, UserGroupID, System.currentTimeMillis() / 1000L);</text:span></text:p>
      <text:p text:style-name="P15">ملاحضات:</text:p>
      <text:p text:style-name="P32">در صورتی که تاریخ ارسال، از تاریخ فعلی کمتر باشد یا به عبارتی دیگر از زمان مورد نظر عبور کرده باشید، پیام مورد نظر در لحظه ارسال خواهد شد.</text:p>
      <text:p text:style-name="P50">ارسال پیام متناظر <text:span text:style-name="T89">(</text:span><text:span text:style-name="T17">متد </text:span><text:span text:style-name="T83">SendCorrespondingMessage</text:span><text:span text:style-name="T89">)</text:span></text:p>
      <text:p text:style-name="P45">از این متد برای ارسال پیام متناظر استفاده می شود.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3">نام پارامتر</text:p>
          </table:table-cell>
          <table:table-cell table:style-name="Table7.A1" office:value-type="string">
            <text:p text:style-name="P113">نوع پارامتر</text:p>
          </table:table-cell>
          <table:table-cell table:style-name="Table7.A1" office:value-type="string">
            <text:p text:style-name="P58">توضیحات</text:p>
          </table:table-cell>
        </table:table-row>
        <table:table-row>
          <table:table-cell table:style-name="Table7.A2" office:value-type="string">
            <text:p text:style-name="P97">phoneNumber</text:p>
          </table:table-cell>
          <table:table-cell table:style-name="Table7.A2" office:value-type="string">
            <text:p text:style-name="P97">String</text:p>
          </table:table-cell>
          <table:table-cell table:style-name="Table7.A2" office:value-type="string">
            <text:p text:style-name="P37">شماره اختصاصی</text:p>
          </table:table-cell>
        </table:table-row>
        <table:table-row>
          <table:table-cell table:style-name="Table7.A3" office:value-type="string">
            <text:p text:style-name="P81">recipientsMessage</text:p>
          </table:table-cell>
          <table:table-cell table:style-name="Table7.B3" office:value-type="string">
            <text:p text:style-name="P81">RecipientsMessage[]</text:p>
          </table:table-cell>
          <table:table-cell table:style-name="Table7.C3" office:value-type="string">
            <text:p text:style-name="P37">آرایه ای از شماره ها و پیام های متناظر</text:p>
          </table:table-cell>
        </table:table-row>
        <table:table-row>
          <table:table-cell table:style-name="Table7.A2" office:value-type="string">
            <text:p text:style-name="P98">UserGroupID</text:p>
          </table:table-cell>
          <table:table-cell table:style-name="Table7.A2" office:value-type="string">
            <text:p text:style-name="P98">String</text:p>
          </table:table-cell>
          <table:table-cell table:style-name="Table7.A2" office:value-type="string">
            <text:p text:style-name="P38">گروه پیام</text:p>
          </table:table-cell>
        </table:table-row>
      </table:table>
      <text:p text:style-name="P19"/>
      <text:p text:style-name="P19">نمونه کد فراخوانی:</text:p>
      <text:p text:style-name="P91"><text:span text:style-name="T62">raygansms</text:span>.SendCorrespondingMessage(PhoneNumber, recipientsMessages, UserGroupID);</text:p>
      <text:p text:style-name="P51">ارسال پیام به پورت خاص <text:span text:style-name="T90">(</text:span><text:span text:style-name="T18">متد </text:span><text:span text:style-name="T84">SendMessageToPort</text:span><text:span text:style-name="T90">)</text:span></text:p>
      <text:p text:style-name="P45">از این متد برای ارسال پیام به پورت خاص استفاده می شود.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114">نام پارامتر</text:p>
          </table:table-cell>
          <table:table-cell table:style-name="Table8.A1" office:value-type="string">
            <text:p text:style-name="P114">نوع پارامتر</text:p>
          </table:table-cell>
          <table:table-cell table:style-name="Table8.A1" office:value-type="string">
            <text:p text:style-name="P59">توضیحات</text:p>
          </table:table-cell>
        </table:table-row>
        <table:table-row>
          <table:table-cell table:style-name="Table8.A2" office:value-type="string">
            <text:p text:style-name="P99">phoneNumber</text:p>
          </table:table-cell>
          <table:table-cell table:style-name="Table8.A2" office:value-type="string">
            <text:p text:style-name="P99">String</text:p>
          </table:table-cell>
          <table:table-cell table:style-name="Table8.A2" office:value-type="string">
            <text:p text:style-name="P39">شماره اختصاصی</text:p>
          </table:table-cell>
        </table:table-row>
        <table:table-row>
          <table:table-cell table:style-name="Table8.A3" office:value-type="string">
            <text:p text:style-name="P82">recievePortNumber</text:p>
          </table:table-cell>
          <table:table-cell table:style-name="Table8.B3" office:value-type="string">
            <text:p text:style-name="P83">int</text:p>
          </table:table-cell>
          <table:table-cell table:style-name="Table8.C3" office:value-type="string">
            <text:p text:style-name="P39">شماره پورت دریافت پیام </text:p>
          </table:table-cell>
        </table:table-row>
        <table:table-row>
          <table:table-cell table:style-name="Table8.A2" office:value-type="string">
            <text:p text:style-name="P82">sendPortNumber</text:p>
          </table:table-cell>
          <table:table-cell table:style-name="Table8.A2" office:value-type="string">
            <text:p text:style-name="P82">int</text:p>
          </table:table-cell>
          <table:table-cell table:style-name="Table8.A2" office:value-type="string">
            <text:p text:style-name="P39">شماره پورت دریافت پیام</text:p>
          </table:table-cell>
        </table:table-row>
        <table:table-row>
          <table:table-cell table:style-name="Table8.A5" office:value-type="string">
            <text:p text:style-name="P99">UserGroupID</text:p>
          </table:table-cell>
          <table:table-cell table:style-name="Table8.B5" office:value-type="string">
            <text:p text:style-name="P83">String</text:p>
          </table:table-cell>
          <table:table-cell table:style-name="Table8.C5" office:value-type="string">
            <text:p text:style-name="P39">گروه پیام</text:p>
          </table:table-cell>
        </table:table-row>
        <table:table-row>
          <table:table-cell table:style-name="Table8.A2" office:value-type="string">
            <text:p text:style-name="P82">recipientsMessage</text:p>
          </table:table-cell>
          <table:table-cell table:style-name="Table8.A2" office:value-type="string">
            <text:p text:style-name="P82">RecipientsMessage[]</text:p>
          </table:table-cell>
          <table:table-cell table:style-name="Table8.A2" office:value-type="string">
            <text:p text:style-name="P54">آرایه ای از شماره ها و پیام های متناظر</text:p>
          </table:table-cell>
        </table:table-row>
      </table:table>
      <text:p text:style-name="P20"/>
      <text:p text:style-name="P21">نمونه کد فراخوانی:</text:p>
      <text:p text:style-name="P90"><text:span text:style-name="T59">raygansms</text:span><text:span text:style-name="T46">.SendMessageToPort(PhoneNumber, PORT, PORT, UserGroupID, recipientsMessages);</text:span></text:p>
      <text:p text:style-name="P130"/>
      <text:p text:style-name="P48">مشاهده وضعیت ارسال پیام گروهی <text:span text:style-name="T90">(</text:span><text:span text:style-name="T18">متد </text:span><text:span text:style-name="T84">GroupMessageStatus</text:span><text:span text:style-name="T90">)</text:span></text:p>
      <text:p text:style-name="P45">از این متد برای واکشی، وضعیت لیست پیام های ارسالی استفاده می شود.</text:p>
      <text:p text:style-name="P2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5">نام پارامتر</text:p>
          </table:table-cell>
          <table:table-cell table:style-name="Table9.A1" office:value-type="string">
            <text:p text:style-name="P115">نوع پارامتر</text:p>
          </table:table-cell>
          <table:table-cell table:style-name="Table9.A1" office:value-type="string">
            <text:p text:style-name="P60">توضیحات</text:p>
          </table:table-cell>
        </table:table-row>
        <table:table-row>
          <table:table-cell table:style-name="Table9.A2" office:value-type="string">
            <text:p text:style-name="P84">groupMessageId</text:p>
          </table:table-cell>
          <table:table-cell table:style-name="Table9.A2" office:value-type="string">
            <text:p text:style-name="P100">String</text:p>
          </table:table-cell>
          <table:table-cell table:style-name="Table9.A2" office:value-type="string">
            <text:p text:style-name="P40"><text:span text:style-name="T91">ش</text:span><text:span text:style-name="T39">ناسه گروه ارسال پیام</text:span></text:p>
          </table:table-cell>
        </table:table-row>
      </table:table>
      <text:p text:style-name="P16"/>
      <text:p text:style-name="P21">نمونه کد فراخوانی:</text:p>
      <text:p text:style-name="P93"><text:span text:style-name="T62">raygansms</text:span>.GroupMessageStatus(UserGroupID);</text:p>
      <text:p text:style-name="P93"/>
      <text:p text:style-name="P49">مشاهده وضعیت ارسال پیام متناظر <text:span text:style-name="T92">(</text:span><text:span text:style-name="T19">متد </text:span><text:span text:style-name="T85">CorrespondingMessageStatus</text:span><text:span text:style-name="T92">)</text:span></text:p>
      <text:p text:style-name="P45">از این متد برای واکشی ، وضعیت لیست پیام های ارسالی استفاده می شود.</text:p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6">نام پارامتر</text:p>
          </table:table-cell>
          <table:table-cell table:style-name="Table11.A1" office:value-type="string">
            <text:p text:style-name="P116">نوع پارامتر</text:p>
          </table:table-cell>
          <table:table-cell table:style-name="Table11.A1" office:value-type="string">
            <text:p text:style-name="P61">توضیحات</text:p>
          </table:table-cell>
        </table:table-row>
        <table:table-row>
          <table:table-cell table:style-name="Table11.A2" office:value-type="string">
            <text:p text:style-name="P85">messageId</text:p>
          </table:table-cell>
          <table:table-cell table:style-name="Table11.A2" office:value-type="string">
            <text:p text:style-name="P101">String[]</text:p>
          </table:table-cell>
          <table:table-cell table:style-name="Table11.A2" office:value-type="string">
            <text:p text:style-name="P41"><text:span text:style-name="T91">ش</text:span><text:span text:style-name="T39">ناسه گروه ارسال پیام</text:span></text:p>
          </table:table-cell>
        </table:table-row>
      </table:table>
      <text:p text:style-name="P8"/>
      <text:p text:style-name="P21">نمونه کد فراخوانی:</text:p>
      <text:p text:style-name="P134"><text:span text:style-name="T61">raygansms</text:span><text:span text:style-name="T88">.CorrespondingMessageStatus(MessageIDs);</text:span></text:p>
      <text:p text:style-name="P49">دریافت شناسه گروه پیام <text:span text:style-name="T92">(</text:span><text:span text:style-name="T19">متد </text:span><text:span text:style-name="T85">GetGroupMessageId</text:span><text:span text:style-name="T92">)</text:span></text:p>
      <text:p text:style-name="P45">از این متد برای دریافت ، شناسه گروه پیام ارسالی استفاده می شود.</text:p>
      <text:p text:style-name="P45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>
          <table:table-cell table:style-name="Table12.A1" office:value-type="string">
            <text:p text:style-name="P117">نام پارامتر</text:p>
          </table:table-cell>
          <table:table-cell table:style-name="Table12.A1" office:value-type="string">
            <text:p text:style-name="P117">نوع پارامتر</text:p>
          </table:table-cell>
          <table:table-cell table:style-name="Table12.A1" office:value-type="string">
            <text:p text:style-name="P62">توضیحات</text:p>
          </table:table-cell>
        </table:table-row>
        <table:table-row>
          <table:table-cell table:style-name="Table12.A2" office:value-type="string">
            <text:p text:style-name="P86">groupId</text:p>
          </table:table-cell>
          <table:table-cell table:style-name="Table12.A2" office:value-type="string">
            <text:p text:style-name="P102">String</text:p>
          </table:table-cell>
          <table:table-cell table:style-name="Table12.A2" office:value-type="string">
            <text:p text:style-name="P55">شناسه ارسال پیام کاربر </text:p>
          </table:table-cell>
        </table:table-row>
      </table:table>
      <text:p text:style-name="P21"/>
      <text:p text:style-name="P21">نمونه کد فراخوانی:</text:p>
      <text:p text:style-name="P133"><text:span text:style-name="T61">raygansms</text:span><text:span text:style-name="T88">.GetGroupMessageId(UserGroupID);</text:span></text:p>
      <text:p text:style-name="P33"><text:span text:style-name="T68">پیام های دریافتی </text:span><text:span text:style-name="T69">(</text:span><text:span text:style-name="T71">متد </text:span><text:span text:style-name="T79">ReceiveMessages</text:span><text:span text:style-name="T69">)</text:span></text:p>
      <text:p text:style-name="P45">از این متد برای واکشی ، لیست پیام های در یافتی استفاده می شود.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17">نام پارامتر</text:p>
          </table:table-cell>
          <table:table-cell table:style-name="Table13.A1" office:value-type="string">
            <text:p text:style-name="P117">نوع پارامتر</text:p>
          </table:table-cell>
          <table:table-cell table:style-name="Table13.A1" office:value-type="string">
            <text:p text:style-name="P62">توضیحات</text:p>
          </table:table-cell>
        </table:table-row>
        <table:table-row>
          <table:table-cell table:style-name="Table13.A2" office:value-type="string">
            <text:p text:style-name="P102">phoneNumber</text:p>
          </table:table-cell>
          <table:table-cell table:style-name="Table13.A2" office:value-type="string">
            <text:p text:style-name="P102">String</text:p>
          </table:table-cell>
          <table:table-cell table:style-name="Table13.A2" office:value-type="string">
            <text:p text:style-name="P42">شماره اختصاصی </text:p>
          </table:table-cell>
        </table:table-row>
        <table:table-row>
          <table:table-cell table:style-name="Table13.A3" office:value-type="string">
            <text:p text:style-name="P86">startDate</text:p>
          </table:table-cell>
          <table:table-cell table:style-name="Table13.B3" office:value-type="string">
            <text:p text:style-name="P86">Long</text:p>
          </table:table-cell>
          <table:table-cell table:style-name="Table13.C3" office:value-type="string">
            <text:p text:style-name="P42">تاریخ شروع به صورت <text:span text:style-name="T37">TimeStamp </text:span><text:s/></text:p>
          </table:table-cell>
        </table:table-row>
        <table:table-row>
          <table:table-cell table:style-name="Table13.A2" office:value-type="string">
            <text:p text:style-name="P86">EndDate</text:p>
          </table:table-cell>
          <table:table-cell table:style-name="Table13.A2" office:value-type="string">
            <text:p text:style-name="P86">Long</text:p>
          </table:table-cell>
          <table:table-cell table:style-name="Table13.A2" office:value-type="string">
            <text:p text:style-name="P43">تاریخ پایان به صورت <text:span text:style-name="T37">TimeStamp</text:span></text:p>
          </table:table-cell>
        </table:table-row>
        <table:table-row>
          <table:table-cell table:style-name="Table13.A5" office:value-type="string">
            <text:p text:style-name="P86">page</text:p>
          </table:table-cell>
          <table:table-cell table:style-name="Table13.B5" office:value-type="string">
            <text:p text:style-name="P89">int</text:p>
          </table:table-cell>
          <table:table-cell table:style-name="Table13.C5" office:value-type="string">
            <text:p text:style-name="P42">شماره صفحه </text:p>
          </table:table-cell>
        </table:table-row>
      </table:table>
      <text:p text:style-name="P125">نمونه کد فراخوانی:</text:p>
      <text:p text:style-name="P92"><text:span text:style-name="T62">raygansms</text:span>.ReceiveMessages(PhoneNumber, (System.currentTimeMillis() - (60 * 60 * 24 * 60)) / 1000L,System.currentTimeMillis() / 1000L, 1);</text:p>
      <text:p text:style-name="P22"/>
      <text:p text:style-name="P35"><text:span text:style-name="T68">دریافت اعتبار </text:span><text:span text:style-name="T81">(</text:span><text:span text:style-name="T72">متد </text:span><text:span text:style-name="T80">GetCredit</text:span><text:span text:style-name="T81">)</text:span></text:p>
      <text:p text:style-name="P45">از این متد برای واکشی ، اعتبار کاربر استفاده می شود.</text:p>
      <text:p text:style-name="P21">نمونه کد فراخوانی:</text:p>
      <text:p text:style-name="P95"><text:span text:style-name="T61">raygansms</text:span><text:span text:style-name="T88">.GetCredit();</text:span></text:p>
      <text:p text:style-name="P95"><text:span text:style-name="T88"/></text:p>
      <text:p text:style-name="P49">قیمت پیامک <text:span text:style-name="T93">(</text:span><text:span text:style-name="T20">متد </text:span><text:span text:style-name="T86">GetPrices</text:span><text:span text:style-name="T93">)</text:span></text:p>
      <text:p text:style-name="P45">از این متد برای واکشی تعرفه ارسال پیامک توسط کاربر استفاده می شود.</text:p>
      <text:p text:style-name="P21">نمونه کد فراخوانی:</text:p>
      <text:p text:style-name="P94"><text:span text:style-name="T62">raygansms</text:span>.GetPrices();</text:p>
      <text:p text:style-name="P94"/>
      <text:p text:style-name="P49">بررسی شماره ها در لیست سیاه <text:span text:style-name="T94">(</text:span><text:span text:style-name="T21">متد </text:span><text:span text:style-name="T87">ShowWhiteList</text:span><text:span text:style-name="T94">)</text:span></text:p>
      <text:p text:style-name="P45">خروجی متد زیر لیست شماره موبایل هایی است که در لیست سیاه قرار ندارند.</text:p>
      <text:p text:style-name="P27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>
          <table:table-cell table:style-name="Table14.A1" office:value-type="string">
            <text:p text:style-name="P118">نام پارامتر</text:p>
          </table:table-cell>
          <table:table-cell table:style-name="Table14.A1" office:value-type="string">
            <text:p text:style-name="P118">نوع پارامتر</text:p>
          </table:table-cell>
          <table:table-cell table:style-name="Table14.A1" office:value-type="string">
            <text:p text:style-name="P63">توضیحات</text:p>
          </table:table-cell>
        </table:table-row>
        <table:table-row>
          <table:table-cell table:style-name="Table14.A2" office:value-type="string">
            <text:p text:style-name="P87">Mobiles</text:p>
          </table:table-cell>
          <table:table-cell table:style-name="Table14.A2" office:value-type="string">
            <text:p text:style-name="P103">String[]</text:p>
          </table:table-cell>
          <table:table-cell table:style-name="Table14.A2" office:value-type="string">
            <text:p text:style-name="P56">لیستی از شماره موبایل ها برای بررسی </text:p>
          </table:table-cell>
        </table:table-row>
      </table:table>
      <text:p text:style-name="P17"/>
      <text:p text:style-name="P21">نمونه کد فراخوانی:</text:p>
      <text:p text:style-name="P132"><text:span text:style-name="T61">raygansms</text:span><text:span text:style-name="T88">.ShowWhiteList(Mobiles);</text:span></text:p>
      <text:p text:style-name="P47"/>
      <text:p text:style-name="P47">تفسیر کد های خروجی 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5">نوع <text:span text:style-name="T13">ResultCode</text:span></text:p>
          </table:table-cell>
          <table:table-cell table:style-name="Table10.A1" office:value-type="string">
            <text:p text:style-name="P65">کد خطا</text:p>
          </table:table-cell>
          <table:table-cell table:style-name="Table10.C1" office:value-type="string">
            <text:p text:style-name="P65">توضیح خطا</text:p>
          </table:table-cell>
        </table:table-row>
        <table:table-row>
          <table:table-cell table:style-name="Table10.A2" office:value-type="string">
            <text:p text:style-name="P23">Success</text:p>
          </table:table-cell>
          <table:table-cell table:style-name="Table10.A2" office:value-type="string">
            <text:p text:style-name="P68">0</text:p>
          </table:table-cell>
          <table:table-cell table:style-name="Table10.C2" office:value-type="string">
            <text:p text:style-name="P30">عملیات با موفقیت انجام شد </text:p>
          </table:table-cell>
        </table:table-row>
        <table:table-row>
          <table:table-cell table:style-name="Table10.A2" office:value-type="string">
            <text:p text:style-name="P23">DocError</text:p>
          </table:table-cell>
          <table:table-cell table:style-name="Table10.B3" office:value-type="float" office:value="1001">
            <text:p text:style-name="P67">1001</text:p>
          </table:table-cell>
          <table:table-cell table:style-name="Table10.C2" office:value-type="string">
            <text:p text:style-name="P30">فرمت سند ارسالی صحیح نمی باشد </text:p>
          </table:table-cell>
        </table:table-row>
        <table:table-row>
          <table:table-cell table:style-name="Table10.A2" office:value-type="string">
            <text:p text:style-name="P23">NumberError</text:p>
          </table:table-cell>
          <table:table-cell table:style-name="Table10.B3" office:value-type="float" office:value="1002">
            <text:p text:style-name="P67">1002</text:p>
          </table:table-cell>
          <table:table-cell table:style-name="Table10.C2" office:value-type="string">
            <text:p text:style-name="P30">شماره اختصاصی وارد شده معتبر نمی باشد </text:p>
          </table:table-cell>
        </table:table-row>
        <table:table-row>
          <table:table-cell table:style-name="Table10.A2" office:value-type="string">
            <text:p text:style-name="P23">DateError</text:p>
          </table:table-cell>
          <table:table-cell table:style-name="Table10.B3" office:value-type="float" office:value="1003">
            <text:p text:style-name="P66">100<text:span text:style-name="T96">3</text:span></text:p>
          </table:table-cell>
          <table:table-cell table:style-name="Table10.C2" office:value-type="string">
            <text:p text:style-name="P46"><text:span text:style-name="T48">فرمت تاریخ ارسالی صحیح نمی باشد </text:span><text:s/></text:p>
          </table:table-cell>
        </table:table-row>
        <table:table-row>
          <table:table-cell table:style-name="Table10.A2" office:value-type="string">
            <text:p text:style-name="P23">ParamError</text:p>
          </table:table-cell>
          <table:table-cell table:style-name="Table10.B3" office:value-type="float" office:value="1004">
            <text:p text:style-name="P66">1004</text:p>
          </table:table-cell>
          <table:table-cell table:style-name="Table10.C2" office:value-type="string">
            <text:p text:style-name="P31">پارامتر های ارسالی برای درخواست مورد نظر معتبر نمی باشد</text:p>
          </table:table-cell>
        </table:table-row>
        <table:table-row>
          <table:table-cell table:style-name="Table10.A2" office:value-type="string">
            <text:p text:style-name="P23">OwnNumberError</text:p>
          </table:table-cell>
          <table:table-cell table:style-name="Table10.B3" office:value-type="float" office:value="2001">
            <text:p text:style-name="P67">2001</text:p>
          </table:table-cell>
          <table:table-cell table:style-name="Table10.C2" office:value-type="string">
            <text:p text:style-name="P31">مالکیت شماره اختصاصی مورد نظر برای کاربری وارد شده معتبر نمی باشد</text:p>
          </table:table-cell>
        </table:table-row>
        <table:table-row>
          <table:table-cell table:style-name="Table10.A2" office:value-type="string">
            <text:p text:style-name="P23">UserError</text:p>
          </table:table-cell>
          <table:table-cell table:style-name="Table10.B3" office:value-type="float" office:value="2002">
            <text:p text:style-name="P66">2<text:span text:style-name="T96">002</text:span></text:p>
          </table:table-cell>
          <table:table-cell table:style-name="Table10.C2" office:value-type="string">
            <text:p text:style-name="P31">کاربری مورد نظر مجوز استفاده از وب سرویس را ندارد</text:p>
          </table:table-cell>
        </table:table-row>
        <table:table-row>
          <table:table-cell table:style-name="Table10.A2" office:value-type="string">
            <text:p text:style-name="P23">IPError</text:p>
          </table:table-cell>
          <table:table-cell table:style-name="Table10.B3" office:value-type="float" office:value="2003">
            <text:p text:style-name="P66">2<text:span text:style-name="T96">003</text:span></text:p>
          </table:table-cell>
          <table:table-cell table:style-name="Table10.C2" office:value-type="string">
            <text:p text:style-name="P31">آدرس آی پی ، درخواست دهنده غیر مجاز می باشد</text:p>
          </table:table-cell>
        </table:table-row>
        <table:table-row>
          <table:table-cell table:style-name="Table10.A2" office:value-type="string">
            <text:p text:style-name="P23">DateRangeError</text:p>
          </table:table-cell>
          <table:table-cell table:style-name="Table10.A2" office:value-type="string">
            <text:p text:style-name="P66">2004</text:p>
          </table:table-cell>
          <table:table-cell table:style-name="Table10.C2" office:value-type="string">
            <text:p text:style-name="P30">تاریخ ارسال در نظر گرفته شده در محدوده مجاز نمی باشد</text:p>
          </table:table-cell>
        </table:table-row>
        <table:table-row>
          <table:table-cell table:style-name="Table10.A2" office:value-type="string">
            <text:p text:style-name="P129">UserListError</text:p>
          </table:table-cell>
          <table:table-cell table:style-name="Table10.A2" office:value-type="string">
            <text:p text:style-name="P66">2005</text:p>
          </table:table-cell>
          <table:table-cell table:style-name="Table10.C2" office:value-type="string">
            <text:p text:style-name="P29"><text:span text:style-name="T36">تعداد مخاطبین حداکثر می تواند</text:span> <text:span text:style-name="T95">50000</text:span> <text:span text:style-name="T36">عدد باشد</text:span></text:p>
          </table:table-cell>
        </table:table-row>
        <table:table-row>
          <table:table-cell table:style-name="Table10.A2" office:value-type="string">
            <text:p text:style-name="P23">MessageLengthError</text:p>
          </table:table-cell>
          <table:table-cell table:style-name="Table10.A2" office:value-type="string">
            <text:p text:style-name="P66">2006</text:p>
          </table:table-cell>
          <table:table-cell table:style-name="Table10.C2" office:value-type="string">
            <text:p text:style-name="P29"><text:span text:style-name="T36">طول پیام نمی تواند بیش از</text:span> <text:span text:style-name="T95">10</text:span> <text:span text:style-name="T36">پیام باشد </text:span></text:p>
          </table:table-cell>
        </table:table-row>
        <table:table-row>
          <table:table-cell table:style-name="Table10.A2" office:value-type="string">
            <text:p text:style-name="P23">PortError</text:p>
          </table:table-cell>
          <table:table-cell table:style-name="Table10.A2" office:value-type="string">
            <text:p text:style-name="P66">2007</text:p>
          </table:table-cell>
          <table:table-cell table:style-name="Table10.C2" office:value-type="string">
            <text:p text:style-name="P30">مقدار وارد شده برای شماره پورت غیر مجار می باشد </text:p>
          </table:table-cell>
        </table:table-row>
        <table:table-row>
          <table:table-cell table:style-name="Table10.A2" office:value-type="string">
            <text:p text:style-name="P23">PageError</text:p>
          </table:table-cell>
          <table:table-cell table:style-name="Table10.A2" office:value-type="string">
            <text:p text:style-name="P66">2008</text:p>
          </table:table-cell>
          <table:table-cell table:style-name="Table10.C2" office:value-type="string">
            <text:p text:style-name="P30">مقدار وارد شده برای شماره صفحه غیر مجاز می‌باشد</text:p>
          </table:table-cell>
        </table:table-row>
        <table:table-row>
          <table:table-cell table:style-name="Table10.A2" office:value-type="string">
            <text:p text:style-name="P23">UserInfoError</text:p>
          </table:table-cell>
          <table:table-cell table:style-name="Table10.A2" office:value-type="string">
            <text:p text:style-name="P66">2009</text:p>
          </table:table-cell>
          <table:table-cell table:style-name="Table10.C2" office:value-type="string">
            <text:p text:style-name="P30">خطا در واکشی اطلاعات کاربری </text:p>
          </table:table-cell>
        </table:table-row>
        <table:table-row>
          <table:table-cell table:style-name="Table10.A2" office:value-type="string">
            <text:p text:style-name="P23">RegisterInfoError</text:p>
          </table:table-cell>
          <table:table-cell table:style-name="Table10.A2" office:value-type="string">
            <text:p text:style-name="P66">3001</text:p>
          </table:table-cell>
          <table:table-cell table:style-name="Table10.C2" office:value-type="string">
            <text:p text:style-name="P30">خطا در ثبت اطلاعات </text:p>
          </table:table-cell>
        </table:table-row>
        <table:table-row>
          <table:table-cell table:style-name="Table10.A2" office:value-type="string">
            <text:p text:style-name="P23">GroupError</text:p>
          </table:table-cell>
          <table:table-cell table:style-name="Table10.A2" office:value-type="string">
            <text:p text:style-name="P66">3002</text:p>
          </table:table-cell>
          <table:table-cell table:style-name="Table10.C2" office:value-type="string">
            <text:p text:style-name="P30">خطا در دریافت گروه پیام </text:p>
          </table:table-cell>
        </table:table-row>
        <table:table-row>
          <table:table-cell table:style-name="Table10.A2" office:value-type="string">
            <text:p text:style-name="P23">CreditError</text:p>
          </table:table-cell>
          <table:table-cell table:style-name="Table10.A2" office:value-type="string">
            <text:p text:style-name="P66">3003</text:p>
          </table:table-cell>
          <table:table-cell table:style-name="Table10.C2" office:value-type="string">
            <text:p text:style-name="P30">اعتبار کافی نمی باشد </text:p>
          </table:table-cell>
        </table:table-row>
        <text:soft-page-break/>
        <table:table-row>
          <table:table-cell table:style-name="Table10.A2" office:value-type="string">
            <text:p text:style-name="P23">ServiceError</text:p>
          </table:table-cell>
          <table:table-cell table:style-name="Table10.A2" office:value-type="string">
            <text:p text:style-name="P66">3004</text:p>
          </table:table-cell>
          <table:table-cell table:style-name="Table10.C2" office:value-type="string">
            <text:p text:style-name="P30">سرویس مورد نظر برای اپراتور مد نظر ، تعریف نشده است </text:p>
          </table:table-cell>
        </table:table-row>
        <table:table-row>
          <table:table-cell table:style-name="Table10.A2" office:value-type="string">
            <text:p text:style-name="P23">ServerError</text:p>
          </table:table-cell>
          <table:table-cell table:style-name="Table10.A2" office:value-type="string">
            <text:p text:style-name="P66">5001</text:p>
          </table:table-cell>
          <table:table-cell table:style-name="Table10.C2" office:value-type="string">
            <text:p text:style-name="P30">به دلیل خطای داخلی ، سرور قادر به پاسخگویی نیست </text:p>
          </table:table-cell>
        </table:table-row>
        <table:table-row>
          <table:table-cell table:style-name="Table10.A2" office:value-type="string">
            <text:p text:style-name="P23">SendError</text:p>
          </table:table-cell>
          <table:table-cell table:style-name="Table10.A2" office:value-type="string">
            <text:p text:style-name="P66">5002</text:p>
          </table:table-cell>
          <table:table-cell table:style-name="Table10.C2" office:value-type="string">
            <text:p text:style-name="P30">در هنگام ارسال پیام خطایی رخ داده است </text:p>
          </table:table-cell>
        </table:table-row>
        <table:table-row>
          <table:table-cell table:style-name="Table10.A2" office:value-type="string">
            <text:p text:style-name="P23">ReceiveError</text:p>
          </table:table-cell>
          <table:table-cell table:style-name="Table10.A2" office:value-type="string">
            <text:p text:style-name="P66">5003</text:p>
          </table:table-cell>
          <table:table-cell table:style-name="Table10.C2" office:value-type="string">
            <text:p text:style-name="P30">در هنگام دریافت نتیجه ارسال پیام خطایی رخ داده است </text:p>
          </table:table-cell>
        </table:table-row>
        <table:table-row>
          <table:table-cell table:style-name="Table10.A2" office:value-type="string">
            <text:p text:style-name="P23">ParamSendError</text:p>
          </table:table-cell>
          <table:table-cell table:style-name="Table10.A2" office:value-type="string">
            <text:p text:style-name="P66">5004</text:p>
          </table:table-cell>
          <table:table-cell table:style-name="Table10.C2" office:value-type="string">
            <text:p text:style-name="P30">برخی پیام ها در هنگام ارسال با خطا مواجه شده اند 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,Bold" svg:font-family="'B Nazanin,Bold'"/>
    <style:font-face style:name="Calibri" svg:font-family="Calibri"/>
    <style:font-face style:name="Calibri,Bold" svg:font-family="'Calibri,Bold'"/>
    <style:font-face style:name="Menlo" svg:font-family="Menlo"/>
    <style:font-face style:name="Tahoma2" svg:font-family="Tahoma" style:font-family-generic="swiss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Menlo1" svg:font-family="Menlo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200%" fo:text-align="center" style:justify-single-word="false" style:writing-mode="rl-tb"/>
      <style:text-properties style:font-name="B Nazanin" fo:font-size="16pt" fo:font-weight="bold" officeooo:paragraph-rsid="004b8629" style:font-size-asian="16pt" style:font-weight-asian="bold" style:font-name-complex="B Nazanin" style:font-size-complex="16pt" style:font-weight-complex="bold"/>
    </style:style>
    <style:style style:name="MP2" style:family="paragraph" style:parent-style-name="Footer">
      <style:text-properties fo:background-color="#81d41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1.56pt double #000000" style:border-line-width="0.026cm 0.026cm 0.002cm" fo:padding="0.499cm" style:shadow="#808080 -0.176cm -0.176cm" fo:background-color="transparent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49cm" style:shadow="none" fo:background-color="#e8f2a1" draw:fill="solid" draw:fill-color="#e8f2a1" draw:opacity="100%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راهنمای فنی استفاده از کتابخانه اندروید سامانه پیامکی رایگان اس ام اس</text:p>
      </style:header>
      <style:footer>
        <text:p text:style-name="MP2"><text:s text:c="5"/><text:page-number text:select-page="current">7</text:page-number><text:s text:c="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5:18:14.854250991</meta:creation-date>
    <dc:date>2019-05-13T17:48:43.784258949</dc:date>
    <meta:editing-duration>PT9H26M32S</meta:editing-duration>
    <meta:editing-cycles>168</meta:editing-cycles>
    <meta:generator>LibreOffice/6.1.4.2$MacOSX_X86_64 LibreOffice_project/9d0f32d1f0b509096fd65e0d4bec26ddd1938fd3</meta:generator>
    <meta:document-statistic meta:table-count="10" meta:image-count="0" meta:object-count="0" meta:page-count="7" meta:paragraph-count="271" meta:word-count="1180" meta:character-count="7542" meta:non-whitespace-character-count="6434"/>
  </office:meta>
</office:document-meta>
</file>